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0.804cm" table:align="left"/>
    </style:style>
    <style:style style:name="Таблица3.A" style:family="table-column">
      <style:table-column-properties style:column-width="4.415cm"/>
    </style:style>
    <style:style style:name="Таблица3.B" style:family="table-column">
      <style:table-column-properties style:column-width="4.637cm"/>
    </style:style>
    <style:style style:name="Таблица3.C" style:family="table-column">
      <style:table-column-properties style:column-width="1.752cm"/>
    </style:style>
    <style:style style:name="Таблица3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style:vertical-align="middle" fo:padding="0.097cm" fo:border="none"/>
    </style:style>
    <style:style style:name="Таблица3.B2" style:family="table-cell">
      <style:table-cell-properties style:vertical-align="middle" fo:padding="0.097cm" fo:border="none"/>
    </style:style>
    <style:style style:name="Таблица3.C2" style:family="table-cell">
      <style:table-cell-properties style:vertical-align="middle" fo:padding="0.097cm" fo:border="none"/>
    </style:style>
    <style:style style:name="Таблица3.A3" style:family="table-cell">
      <style:table-cell-properties style:vertical-align="middle" fo:padding="0.097cm" fo:border="none"/>
    </style:style>
    <style:style style:name="Таблица3.B3" style:family="table-cell">
      <style:table-cell-properties style:vertical-align="middle" fo:padding="0.097cm" fo:border="none"/>
    </style:style>
    <style:style style:name="Таблица3.C3" style:family="table-cell">
      <style:table-cell-properties style:vertical-align="middle" fo:padding="0.097cm" fo:border="none"/>
    </style:style>
    <style:style style:name="Таблица3.A4" style:family="table-cell">
      <style:table-cell-properties style:vertical-align="middle" fo:padding="0.097cm" fo:border="none"/>
    </style:style>
    <style:style style:name="Таблица3.B4" style:family="table-cell">
      <style:table-cell-properties style:vertical-align="middle" fo:padding="0.097cm" fo:border="none"/>
    </style:style>
    <style:style style:name="Таблица3.C4" style:family="table-cell">
      <style:table-cell-properties style:vertical-align="middle" fo:padding="0.097cm" fo:border="none"/>
    </style:style>
    <style:style style:name="Таблица3.A5" style:family="table-cell">
      <style:table-cell-properties style:vertical-align="middle" fo:padding="0.097cm" fo:border="none"/>
    </style:style>
    <style:style style:name="Таблица3.B5" style:family="table-cell">
      <style:table-cell-properties style:vertical-align="middle" fo:padding="0.097cm" fo:border="none"/>
    </style:style>
    <style:style style:name="Таблица3.C5" style:family="table-cell">
      <style:table-cell-properties style:vertical-align="middle" fo:padding="0.097cm" fo:border="none"/>
    </style:style>
    <style:style style:name="Таблица3.A6" style:family="table-cell">
      <style:table-cell-properties style:vertical-align="middle" fo:padding="0.097cm" fo:border="none"/>
    </style:style>
    <style:style style:name="Таблица3.B6" style:family="table-cell">
      <style:table-cell-properties style:vertical-align="middle" fo:padding="0.097cm" fo:border="none"/>
    </style:style>
    <style:style style:name="Таблица3.C6" style:family="table-cell">
      <style:table-cell-properties style:vertical-align="middle" fo:padding="0.097cm" fo:border="none"/>
    </style:style>
    <style:style style:name="Таблица3.A7" style:family="table-cell">
      <style:table-cell-properties style:vertical-align="middle" fo:padding="0.097cm" fo:border="none"/>
    </style:style>
    <style:style style:name="Таблица3.B7" style:family="table-cell">
      <style:table-cell-properties style:vertical-align="middle" fo:padding="0.097cm" fo:border="none"/>
    </style:style>
    <style:style style:name="Таблица3.C7" style:family="table-cell">
      <style:table-cell-properties style:vertical-align="middle" fo:padding="0.097cm" fo:border="none"/>
    </style:style>
    <style:style style:name="Таблица3.A8" style:family="table-cell">
      <style:table-cell-properties style:vertical-align="middle" fo:padding="0.097cm" fo:border="none"/>
    </style:style>
    <style:style style:name="Таблица3.B8" style:family="table-cell">
      <style:table-cell-properties style:vertical-align="middle" fo:padding="0.097cm" fo:border="none"/>
    </style:style>
    <style:style style:name="Таблица3.C8" style:family="table-cell">
      <style:table-cell-properties style:vertical-align="middle" fo:padding="0.097cm" fo:border="none"/>
    </style:style>
    <style:style style:name="Таблица3.A9" style:family="table-cell">
      <style:table-cell-properties style:vertical-align="middle" fo:padding="0.097cm" fo:border="none"/>
    </style:style>
    <style:style style:name="Таблица3.B9" style:family="table-cell">
      <style:table-cell-properties style:vertical-align="middle" fo:padding="0.097cm" fo:border="none"/>
    </style:style>
    <style:style style:name="Таблица3.C9" style:family="table-cell">
      <style:table-cell-properties style:vertical-align="middle" fo:padding="0.097cm" fo:border="none"/>
    </style:style>
    <style:style style:name="Таблица3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C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10.8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4.415cm"/>
    </style:style>
    <style:style style:name="Таблица4.B" style:family="table-column">
      <style:table-column-properties style:column-width="4.637cm"/>
    </style:style>
    <style:style style:name="Таблица4.C" style:family="table-column">
      <style:table-column-properties style:column-width="1.752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e7f51" officeooo:paragraph-rsid="00d1dac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e7f51" officeooo:paragraph-rsid="00ca84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e7f51" officeooo:paragraph-rsid="00d5cc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f32cb"/>
    </style:style>
    <style:style style:name="P11" style:family="paragraph" style:parent-style-name="Standard">
      <style:paragraph-properties fo:text-align="start" style:justify-single-word="false"/>
      <style:text-properties officeooo:paragraph-rsid="0031fbed"/>
    </style:style>
    <style:style style:name="P12" style:family="paragraph" style:parent-style-name="Standard">
      <style:paragraph-properties fo:text-align="start" style:justify-single-word="false"/>
      <style:text-properties officeooo:paragraph-rsid="0037cf27"/>
    </style:style>
    <style:style style:name="P13" style:family="paragraph" style:parent-style-name="Standard">
      <style:paragraph-properties fo:text-align="start" style:justify-single-word="false"/>
      <style:text-properties officeooo:paragraph-rsid="003bb977"/>
    </style:style>
    <style:style style:name="P14" style:family="paragraph" style:parent-style-name="Standard">
      <style:paragraph-properties fo:text-align="start" style:justify-single-word="false"/>
      <style:text-properties officeooo:paragraph-rsid="003c03bb"/>
    </style:style>
    <style:style style:name="P15" style:family="paragraph" style:parent-style-name="Standard">
      <style:paragraph-properties fo:text-align="start" style:justify-single-word="false"/>
      <style:text-properties officeooo:paragraph-rsid="0049f3e7"/>
    </style:style>
    <style:style style:name="P16" style:family="paragraph" style:parent-style-name="Standard">
      <style:text-properties fo:font-weight="bold" officeooo:paragraph-rsid="007c9c5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7ec26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f92" officeooo:paragraph-rsid="00bb9a81" style:font-weight-asian="bold" style:font-weight-complex="bold"/>
    </style:style>
    <style:style style:name="P20" style:family="paragraph" style:parent-style-name="Standard">
      <style:text-properties officeooo:paragraph-rsid="007b61ed"/>
    </style:style>
    <style:style style:name="P21" style:family="paragraph" style:parent-style-name="Standard">
      <style:paragraph-properties fo:text-align="end" style:justify-single-word="false"/>
      <style:text-properties fo:font-size="15pt" fo:font-weight="bold" officeooo:rsid="001126b1" officeooo:paragraph-rsid="000e8cf3" style:font-size-asian="15pt" style:font-weight-asian="bold" style:font-name-complex="Courier New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24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25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26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7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8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9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30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31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32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33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34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35" style:family="paragraph" style:parent-style-name="Table_20_Contents">
      <style:paragraph-properties fo:text-align="center" style:justify-single-word="false"/>
      <style:text-properties officeooo:paragraph-rsid="00b253e0"/>
    </style:style>
    <style:style style:name="P36" style:family="paragraph" style:parent-style-name="Table_20_Contents">
      <style:paragraph-properties fo:text-align="center" style:justify-single-word="false"/>
      <style:text-properties officeooo:paragraph-rsid="00b5d82c"/>
    </style:style>
    <style:style style:name="P37" style:family="paragraph" style:parent-style-name="Table_20_Contents">
      <style:paragraph-properties fo:text-align="center" style:justify-single-word="false"/>
      <style:text-properties officeooo:paragraph-rsid="00b4a822"/>
    </style:style>
    <style:style style:name="P38" style:family="paragraph" style:parent-style-name="Table_20_Contents">
      <style:paragraph-properties fo:text-align="center" style:justify-single-word="false"/>
      <style:text-properties officeooo:paragraph-rsid="00d9453d"/>
    </style:style>
    <style:style style:name="P39" style:family="paragraph" style:parent-style-name="Table_20_Contents">
      <style:paragraph-properties fo:text-align="center" style:justify-single-word="false"/>
      <style:text-properties officeooo:paragraph-rsid="00da6011"/>
    </style:style>
    <style:style style:name="P40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44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45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b253e0" officeooo:paragraph-rsid="00b253e0"/>
    </style:style>
    <style:style style:name="P48" style:family="paragraph" style:parent-style-name="Table_20_Contents">
      <style:paragraph-properties fo:text-align="center" style:justify-single-word="false"/>
      <style:text-properties officeooo:rsid="00d9453d" officeooo:paragraph-rsid="00d9453d"/>
    </style:style>
    <style:style style:name="P49" style:family="paragraph" style:parent-style-name="Table_20_Contents">
      <style:paragraph-properties fo:text-align="center" style:justify-single-word="false"/>
      <style:text-properties officeooo:rsid="00da6011" officeooo:paragraph-rsid="00da6011"/>
    </style:style>
    <style:style style:name="P50" style:family="paragraph" style:parent-style-name="Text_20_body">
      <style:text-properties officeooo:paragraph-rsid="005ad5ed"/>
    </style:style>
    <style:style style:name="P51" style:family="paragraph" style:parent-style-name="Text_20_body">
      <style:text-properties officeooo:paragraph-rsid="005e8eed"/>
    </style:style>
    <style:style style:name="P52" style:family="paragraph" style:parent-style-name="Text_20_body">
      <style:text-properties officeooo:paragraph-rsid="00605b6c"/>
    </style:style>
    <style:style style:name="P53" style:family="paragraph" style:parent-style-name="Text_20_body">
      <style:text-properties officeooo:paragraph-rsid="0064b051"/>
    </style:style>
    <style:style style:name="P54" style:family="paragraph" style:parent-style-name="Text_20_body">
      <style:text-properties officeooo:paragraph-rsid="0066a03e"/>
    </style:style>
    <style:style style:name="P55" style:family="paragraph" style:parent-style-name="Text_20_body">
      <style:text-properties officeooo:paragraph-rsid="006884a8"/>
    </style:style>
    <style:style style:name="P56" style:family="paragraph" style:parent-style-name="Text_20_body">
      <style:text-properties officeooo:paragraph-rsid="006d99c6"/>
    </style:style>
    <style:style style:name="P57" style:family="paragraph" style:parent-style-name="Text_20_body">
      <style:text-properties officeooo:paragraph-rsid="006fb393"/>
    </style:style>
    <style:style style:name="P58" style:family="paragraph" style:parent-style-name="Text_20_body">
      <style:text-properties officeooo:paragraph-rsid="00722581"/>
    </style:style>
    <style:style style:name="P59" style:family="paragraph" style:parent-style-name="Text_20_body">
      <style:text-properties officeooo:paragraph-rsid="0072fef5"/>
    </style:style>
    <style:style style:name="P60" style:family="paragraph" style:parent-style-name="Text_20_body">
      <style:text-properties officeooo:paragraph-rsid="0073f843"/>
    </style:style>
    <style:style style:name="P61" style:family="paragraph" style:parent-style-name="Text_20_body">
      <style:text-properties officeooo:paragraph-rsid="007f8e62"/>
    </style:style>
    <style:style style:name="P62" style:family="paragraph" style:parent-style-name="Text_20_body">
      <style:text-properties officeooo:paragraph-rsid="00810b7b"/>
    </style:style>
    <style:style style:name="P63" style:family="paragraph" style:parent-style-name="Text_20_body">
      <style:text-properties officeooo:paragraph-rsid="0081e5e5"/>
    </style:style>
    <style:style style:name="P64" style:family="paragraph" style:parent-style-name="Text_20_body">
      <style:text-properties officeooo:paragraph-rsid="0082f0ac"/>
    </style:style>
    <style:style style:name="P65" style:family="paragraph" style:parent-style-name="Text_20_body">
      <style:text-properties officeooo:rsid="0082f0ac" officeooo:paragraph-rsid="0082f0ac"/>
    </style:style>
    <style:style style:name="P66" style:family="paragraph" style:parent-style-name="Text_20_body">
      <style:text-properties officeooo:rsid="0083d734" officeooo:paragraph-rsid="0083d734"/>
    </style:style>
    <style:style style:name="P67" style:family="paragraph" style:parent-style-name="Text_20_body">
      <style:text-properties officeooo:paragraph-rsid="00990b04"/>
    </style:style>
    <style:style style:name="P68" style:family="paragraph" style:parent-style-name="Text_20_body">
      <style:text-properties officeooo:paragraph-rsid="009d387d"/>
    </style:style>
    <style:style style:name="P69" style:family="paragraph" style:parent-style-name="Text_20_body">
      <style:text-properties officeooo:paragraph-rsid="00a049a0"/>
    </style:style>
    <style:style style:name="P70" style:family="paragraph" style:parent-style-name="Text_20_body">
      <style:text-properties officeooo:paragraph-rsid="00a5800e"/>
    </style:style>
    <style:style style:name="P71" style:family="paragraph" style:parent-style-name="Text_20_body">
      <style:text-properties officeooo:paragraph-rsid="00a86d6c"/>
    </style:style>
    <style:style style:name="P72" style:family="paragraph" style:parent-style-name="Text_20_body">
      <style:text-properties officeooo:paragraph-rsid="00a9f5cc"/>
    </style:style>
    <style:style style:name="P73" style:family="paragraph" style:parent-style-name="Text_20_body">
      <style:text-properties officeooo:paragraph-rsid="00aa10b4"/>
    </style:style>
    <style:style style:name="P74" style:family="paragraph" style:parent-style-name="Text_20_body">
      <style:text-properties officeooo:paragraph-rsid="00acb3d3"/>
    </style:style>
    <style:style style:name="P75" style:family="paragraph" style:parent-style-name="Text_20_body">
      <style:text-properties officeooo:paragraph-rsid="00addcb1"/>
    </style:style>
    <style:style style:name="P76" style:family="paragraph" style:parent-style-name="Text_20_body">
      <style:text-properties officeooo:paragraph-rsid="00b682d9"/>
    </style:style>
    <style:style style:name="P77" style:family="paragraph" style:parent-style-name="Text_20_body">
      <style:text-properties officeooo:paragraph-rsid="00d4179a"/>
    </style:style>
    <style:style style:name="P78" style:family="paragraph" style:parent-style-name="Text_20_body">
      <style:text-properties officeooo:paragraph-rsid="00c02b6c"/>
    </style:style>
    <style:style style:name="P79" style:family="paragraph" style:parent-style-name="Text_20_body">
      <style:text-properties officeooo:paragraph-rsid="0052a688"/>
    </style:style>
    <style:style style:name="P80" style:family="paragraph" style:parent-style-name="Text_20_body">
      <style:text-properties officeooo:paragraph-rsid="00dc2d00"/>
    </style:style>
    <style:style style:name="P81" style:family="paragraph" style:parent-style-name="Text_20_body">
      <style:text-properties officeooo:paragraph-rsid="00dda177"/>
    </style:style>
    <style:style style:name="P82" style:family="paragraph" style:parent-style-name="Text_20_body">
      <style:text-properties officeooo:paragraph-rsid="00de6cf8"/>
    </style:style>
    <style:style style:name="P83" style:family="paragraph" style:parent-style-name="Text_20_body">
      <style:text-properties officeooo:paragraph-rsid="00df0a04"/>
    </style:style>
    <style:style style:name="P84" style:family="paragraph" style:parent-style-name="Text_20_body">
      <style:text-properties officeooo:paragraph-rsid="00e0c6ac"/>
    </style:style>
    <style:style style:name="P85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8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87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88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e6de47" style:font-size-asian="13pt" style:font-weight-asian="normal" style:font-name-complex="Arial" style:font-size-complex="13pt" style:font-weight-complex="normal"/>
    </style:style>
    <style:style style:name="P89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90" style:family="paragraph" style:parent-style-name="Heading_20_2">
      <style:text-properties officeooo:rsid="0052a688" officeooo:paragraph-rsid="0052a688"/>
    </style:style>
    <style:style style:name="P91" style:family="paragraph" style:parent-style-name="Heading_20_2">
      <style:text-properties officeooo:rsid="006008d8" officeooo:paragraph-rsid="006008d8"/>
    </style:style>
    <style:style style:name="P92" style:family="paragraph" style:parent-style-name="Heading_20_2">
      <style:text-properties officeooo:rsid="007f8e62" officeooo:paragraph-rsid="007f8e62"/>
    </style:style>
    <style:style style:name="P93" style:family="paragraph" style:parent-style-name="Heading_20_2">
      <style:text-properties officeooo:rsid="0072fef5" officeooo:paragraph-rsid="0072fef5"/>
    </style:style>
    <style:style style:name="P94" style:family="paragraph" style:parent-style-name="Heading_20_2">
      <style:text-properties officeooo:rsid="006d99c6" officeooo:paragraph-rsid="006d99c6"/>
    </style:style>
    <style:style style:name="P95" style:family="paragraph" style:parent-style-name="Heading_20_2">
      <style:text-properties officeooo:rsid="0082f0ac" officeooo:paragraph-rsid="0082f0ac"/>
    </style:style>
    <style:style style:name="P96" style:family="paragraph" style:parent-style-name="Heading_20_2">
      <style:text-properties officeooo:rsid="00990b04" officeooo:paragraph-rsid="00990b04"/>
    </style:style>
    <style:style style:name="P97" style:family="paragraph" style:parent-style-name="Heading_20_2">
      <style:text-properties officeooo:rsid="009c7229" officeooo:paragraph-rsid="009c7229"/>
    </style:style>
    <style:style style:name="P98" style:family="paragraph" style:parent-style-name="Heading_20_2">
      <style:text-properties officeooo:rsid="00a5800e" officeooo:paragraph-rsid="00a5800e"/>
    </style:style>
    <style:style style:name="P99" style:family="paragraph" style:parent-style-name="Heading_20_2">
      <style:text-properties officeooo:rsid="00a86d6c" officeooo:paragraph-rsid="00a86d6c"/>
    </style:style>
    <style:style style:name="P100" style:family="paragraph" style:parent-style-name="Heading_20_2">
      <style:text-properties officeooo:rsid="006fb393" officeooo:paragraph-rsid="006fb393"/>
    </style:style>
    <style:style style:name="P101" style:family="paragraph" style:parent-style-name="Heading_20_2">
      <style:text-properties officeooo:rsid="00acb3d3" officeooo:paragraph-rsid="00acb3d3"/>
    </style:style>
    <style:style style:name="P102" style:family="paragraph" style:parent-style-name="Heading_20_2">
      <style:text-properties officeooo:rsid="00addcb1" officeooo:paragraph-rsid="00addcb1"/>
    </style:style>
    <style:style style:name="P103" style:family="paragraph" style:parent-style-name="Heading_20_2">
      <style:text-properties officeooo:rsid="00b682d9" officeooo:paragraph-rsid="00b682d9"/>
    </style:style>
    <style:style style:name="P104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105" style:family="paragraph" style:parent-style-name="Heading_20_2">
      <style:text-properties officeooo:rsid="0024ca53" officeooo:paragraph-rsid="0024ca53"/>
    </style:style>
    <style:style style:name="P106" style:family="paragraph" style:parent-style-name="Heading_20_1">
      <style:text-properties officeooo:rsid="00520ca6" officeooo:paragraph-rsid="00520ca6"/>
    </style:style>
    <style:style style:name="P107" style:family="paragraph" style:parent-style-name="Heading_20_1">
      <style:text-properties officeooo:rsid="00acb3d3" officeooo:paragraph-rsid="00acb3d3"/>
    </style:style>
    <style:style style:name="P108" style:family="paragraph" style:parent-style-name="Heading_20_1">
      <style:text-properties officeooo:rsid="0011af58" officeooo:paragraph-rsid="0011af58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e65d29" style:font-name-complex="Times New Roman1"/>
    </style:style>
    <style:style style:name="T9" style:family="text">
      <style:text-properties fo:color="#00ae00"/>
    </style:style>
    <style:style style:name="T10" style:family="text">
      <style:text-properties fo:color="#00ae00" officeooo:rsid="00473854"/>
    </style:style>
    <style:style style:name="T11" style:family="text">
      <style:text-properties officeooo:rsid="00473854"/>
    </style:style>
    <style:style style:name="T12" style:family="text">
      <style:text-properties officeooo:rsid="00461444"/>
    </style:style>
    <style:style style:name="T13" style:family="text">
      <style:text-properties officeooo:rsid="00465441"/>
    </style:style>
    <style:style style:name="T14" style:family="text">
      <style:text-properties officeooo:rsid="0049dc04" style:font-name-complex="Arial2"/>
    </style:style>
    <style:style style:name="T15" style:family="text">
      <style:text-properties officeooo:rsid="0049dc04" style:font-name-complex="Times New Roman1"/>
    </style:style>
    <style:style style:name="T16" style:family="text">
      <style:text-properties officeooo:rsid="004dbeee" style:font-name-complex="Times New Roman1"/>
    </style:style>
    <style:style style:name="T17" style:family="text">
      <style:text-properties officeooo:rsid="0011af58" style:font-name-complex="Times New Roman1"/>
    </style:style>
    <style:style style:name="T18" style:family="text">
      <style:text-properties officeooo:rsid="00e26891" style:font-name-complex="Times New Roman1"/>
    </style:style>
    <style:style style:name="T19" style:family="text">
      <style:text-properties officeooo:rsid="00e5f534" style:font-name-complex="Times New Roman1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e21e7" style:font-weight-asian="normal" style:font-weight-complex="normal"/>
    </style:style>
    <style:style style:name="T92" style:family="text">
      <style:text-properties fo:font-weight="normal" officeooo:rsid="000f29b3" style:font-weight-asian="normal" style:font-weight-complex="normal"/>
    </style:style>
    <style:style style:name="T93" style:family="text">
      <style:text-properties fo:font-weight="normal" officeooo:rsid="001f57b0" style:font-weight-asian="normal" style:font-weight-complex="normal"/>
    </style:style>
    <style:style style:name="T94" style:family="text">
      <style:text-properties fo:font-weight="normal" officeooo:rsid="001fbd3d" style:font-weight-asian="normal" style:font-weight-complex="normal"/>
    </style:style>
    <style:style style:name="T95" style:family="text">
      <style:text-properties fo:font-weight="normal" officeooo:rsid="001fde3d" style:font-weight-asian="normal" style:font-weight-complex="normal"/>
    </style:style>
    <style:style style:name="T96" style:family="text">
      <style:text-properties fo:font-weight="normal" officeooo:rsid="00160491" style:font-weight-asian="normal" style:font-weight-complex="normal"/>
    </style:style>
    <style:style style:name="T97" style:family="text">
      <style:text-properties fo:font-weight="normal" officeooo:rsid="000bf78c" style:font-weight-asian="normal" style:font-weight-complex="normal"/>
    </style:style>
    <style:style style:name="T98" style:family="text">
      <style:text-properties fo:font-weight="normal" officeooo:rsid="000b026e" style:font-weight-asian="normal" style:font-weight-complex="normal"/>
    </style:style>
    <style:style style:name="T99" style:family="text">
      <style:text-properties fo:font-weight="normal" officeooo:rsid="0011a388" style:font-weight-asian="normal" style:font-weight-complex="normal"/>
    </style:style>
    <style:style style:name="T100" style:family="text">
      <style:text-properties fo:font-weight="normal" officeooo:rsid="00166b90" style:font-weight-asian="normal" style:font-weight-complex="normal"/>
    </style:style>
    <style:style style:name="T101" style:family="text">
      <style:text-properties fo:font-weight="normal" officeooo:rsid="007d7172" style:font-weight-asian="normal" style:font-weight-complex="normal"/>
    </style:style>
    <style:style style:name="T102" style:family="text">
      <style:text-properties fo:font-weight="normal" officeooo:rsid="007ec260" style:font-weight-asian="normal" style:font-weight-complex="normal"/>
    </style:style>
    <style:style style:name="T103" style:family="text">
      <style:text-properties fo:font-weight="normal" officeooo:rsid="007ee063" style:font-weight-asian="normal" style:font-weight-complex="normal"/>
    </style:style>
    <style:style style:name="T104" style:family="text">
      <style:text-properties fo:font-weight="normal" officeooo:rsid="00858e4f" style:font-weight-asian="normal" style:font-weight-complex="normal"/>
    </style:style>
    <style:style style:name="T105" style:family="text">
      <style:text-properties fo:font-weight="normal" officeooo:rsid="0085dc7d" style:font-weight-asian="normal" style:font-weight-complex="normal"/>
    </style:style>
    <style:style style:name="T106" style:family="text">
      <style:text-properties fo:font-weight="normal" officeooo:rsid="009f37cd" style:font-weight-asian="normal" style:font-weight-complex="normal"/>
    </style:style>
    <style:style style:name="T107" style:family="text">
      <style:text-properties fo:font-weight="normal" officeooo:rsid="00bb9a81" style:font-weight-asian="normal" style:font-weight-complex="normal"/>
    </style:style>
    <style:style style:name="T108" style:family="text">
      <style:text-properties fo:font-weight="normal" officeooo:rsid="00bd0a32" style:font-weight-asian="normal" style:font-weight-complex="normal"/>
    </style:style>
    <style:style style:name="T109" style:family="text">
      <style:text-properties fo:font-weight="bold" officeooo:rsid="001e21e7" style:font-weight-asian="bold" style:font-weight-complex="bold"/>
    </style:style>
    <style:style style:name="T110" style:family="text">
      <style:text-properties officeooo:rsid="0010dd90"/>
    </style:style>
    <style:style style:name="T111" style:family="text">
      <style:text-properties officeooo:rsid="000bf78c"/>
    </style:style>
    <style:style style:name="T112" style:family="text">
      <style:text-properties officeooo:rsid="000ded2b"/>
    </style:style>
    <style:style style:name="T113" style:family="text">
      <style:text-properties officeooo:rsid="000b026e"/>
    </style:style>
    <style:style style:name="T114" style:family="text">
      <style:text-properties officeooo:rsid="0011a388"/>
    </style:style>
    <style:style style:name="T115" style:family="text">
      <style:text-properties officeooo:rsid="000f29b3"/>
    </style:style>
    <style:style style:name="T116" style:family="text">
      <style:text-properties officeooo:rsid="00166b90"/>
    </style:style>
    <style:style style:name="T117" style:family="text">
      <style:text-properties officeooo:rsid="001368de"/>
    </style:style>
    <style:style style:name="T118" style:family="text">
      <style:text-properties officeooo:rsid="0014a057"/>
    </style:style>
    <style:style style:name="T119" style:family="text">
      <style:text-properties officeooo:rsid="007c9c51"/>
    </style:style>
    <style:style style:name="T120" style:family="text">
      <style:text-properties officeooo:rsid="007f8e62"/>
    </style:style>
    <style:style style:name="T121" style:family="text">
      <style:text-properties officeooo:rsid="00804c43"/>
    </style:style>
    <style:style style:name="T122" style:family="text">
      <style:text-properties officeooo:rsid="00810b7b"/>
    </style:style>
    <style:style style:name="T123" style:family="text">
      <style:text-properties officeooo:rsid="0081e5e5"/>
    </style:style>
    <style:style style:name="T124" style:family="text">
      <style:text-properties officeooo:rsid="0082f0ac"/>
    </style:style>
    <style:style style:name="T125" style:family="text">
      <style:text-properties officeooo:rsid="0083d734"/>
    </style:style>
    <style:style style:name="T126" style:family="text">
      <style:text-properties officeooo:rsid="008942c9"/>
    </style:style>
    <style:style style:name="T127" style:family="text">
      <style:text-properties officeooo:rsid="008a12d1"/>
    </style:style>
    <style:style style:name="T128" style:family="text">
      <style:text-properties officeooo:rsid="008b5500"/>
    </style:style>
    <style:style style:name="T129" style:family="text">
      <style:text-properties officeooo:rsid="008c128e"/>
    </style:style>
    <style:style style:name="T130" style:family="text">
      <style:text-properties officeooo:rsid="008e0bb8"/>
    </style:style>
    <style:style style:name="T131" style:family="text">
      <style:text-properties officeooo:rsid="008f6b5c"/>
    </style:style>
    <style:style style:name="T132" style:family="text">
      <style:text-properties officeooo:rsid="0090c11e"/>
    </style:style>
    <style:style style:name="T133" style:family="text">
      <style:text-properties officeooo:rsid="00910742"/>
    </style:style>
    <style:style style:name="T134" style:family="text">
      <style:text-properties officeooo:rsid="0092fd56"/>
    </style:style>
    <style:style style:name="T135" style:family="text">
      <style:text-properties officeooo:rsid="00930079"/>
    </style:style>
    <style:style style:name="T136" style:family="text">
      <style:text-properties officeooo:rsid="0096221a"/>
    </style:style>
    <style:style style:name="T137" style:family="text">
      <style:text-properties officeooo:rsid="00990b04"/>
    </style:style>
    <style:style style:name="T138" style:family="text">
      <style:text-properties officeooo:rsid="009c7229"/>
    </style:style>
    <style:style style:name="T139" style:family="text">
      <style:text-properties officeooo:rsid="009d387d"/>
    </style:style>
    <style:style style:name="T140" style:family="text">
      <style:text-properties officeooo:rsid="00a049a0"/>
    </style:style>
    <style:style style:name="T141" style:family="text">
      <style:text-properties officeooo:rsid="00a2959f"/>
    </style:style>
    <style:style style:name="T142" style:family="text">
      <style:text-properties officeooo:rsid="00a5800e"/>
    </style:style>
    <style:style style:name="T143" style:family="text">
      <style:text-properties officeooo:rsid="00a86d6c"/>
    </style:style>
    <style:style style:name="T144" style:family="text">
      <style:text-properties officeooo:rsid="00a986e8"/>
    </style:style>
    <style:style style:name="T145" style:family="text">
      <style:text-properties officeooo:rsid="00a9e720"/>
    </style:style>
    <style:style style:name="T146" style:family="text">
      <style:text-properties officeooo:rsid="00a9f5cc"/>
    </style:style>
    <style:style style:name="T147" style:family="text">
      <style:text-properties officeooo:rsid="00aa10b4"/>
    </style:style>
    <style:style style:name="T148" style:family="text">
      <style:text-properties officeooo:rsid="00acb3d3"/>
    </style:style>
    <style:style style:name="T149" style:family="text">
      <style:text-properties officeooo:rsid="00addcb1"/>
    </style:style>
    <style:style style:name="T150" style:family="text">
      <style:text-properties officeooo:rsid="00af68d0"/>
    </style:style>
    <style:style style:name="T151" style:family="text">
      <style:text-properties officeooo:rsid="00b0d086"/>
    </style:style>
    <style:style style:name="T152" style:family="text">
      <style:text-properties officeooo:rsid="00b253e0"/>
    </style:style>
    <style:style style:name="T153" style:family="text">
      <style:text-properties officeooo:rsid="00b4a822"/>
    </style:style>
    <style:style style:name="T154" style:family="text">
      <style:text-properties officeooo:rsid="00b5d82c"/>
    </style:style>
    <style:style style:name="T155" style:family="text">
      <style:text-properties officeooo:rsid="00b682d9"/>
    </style:style>
    <style:style style:name="T156" style:family="text">
      <style:text-properties officeooo:rsid="00bfb463"/>
    </style:style>
    <style:style style:name="T157" style:family="text">
      <style:text-properties officeooo:rsid="00bfde6f"/>
    </style:style>
    <style:style style:name="T158" style:family="text">
      <style:text-properties officeooo:rsid="00c12464"/>
    </style:style>
    <style:style style:name="T159" style:family="text">
      <style:text-properties officeooo:rsid="00c20453"/>
    </style:style>
    <style:style style:name="T160" style:family="text">
      <style:text-properties officeooo:rsid="00c235ac"/>
    </style:style>
    <style:style style:name="T161" style:family="text">
      <style:text-properties officeooo:rsid="00c4a3c0"/>
    </style:style>
    <style:style style:name="T162" style:family="text">
      <style:text-properties officeooo:rsid="00c7dfa5"/>
    </style:style>
    <style:style style:name="T163" style:family="text">
      <style:text-properties officeooo:rsid="00c861ac"/>
    </style:style>
    <style:style style:name="T164" style:family="text">
      <style:text-properties officeooo:rsid="00c8ff73"/>
    </style:style>
    <style:style style:name="T165" style:family="text">
      <style:text-properties officeooo:rsid="00ca8430"/>
    </style:style>
    <style:style style:name="T166" style:family="text">
      <style:text-properties officeooo:rsid="00cc7a3f"/>
    </style:style>
    <style:style style:name="T167" style:family="text">
      <style:text-properties officeooo:rsid="00ccefd2"/>
    </style:style>
    <style:style style:name="T168" style:family="text">
      <style:text-properties officeooo:rsid="00cdb517"/>
    </style:style>
    <style:style style:name="T169" style:family="text">
      <style:text-properties officeooo:rsid="00d0d6c6"/>
    </style:style>
    <style:style style:name="T170" style:family="text">
      <style:text-properties officeooo:rsid="00d1dac0"/>
    </style:style>
    <style:style style:name="T171" style:family="text">
      <style:text-properties officeooo:rsid="00d4179a"/>
    </style:style>
    <style:style style:name="T172" style:family="text">
      <style:text-properties officeooo:rsid="00d4cc0b"/>
    </style:style>
    <style:style style:name="T173" style:family="text">
      <style:text-properties officeooo:rsid="00d5cced"/>
    </style:style>
    <style:style style:name="T174" style:family="text">
      <style:text-properties officeooo:rsid="00d7e2e6"/>
    </style:style>
    <style:style style:name="T175" style:family="text">
      <style:text-properties officeooo:rsid="00d9453d"/>
    </style:style>
    <style:style style:name="T176" style:family="text">
      <style:text-properties officeooo:rsid="00da6011"/>
    </style:style>
    <style:style style:name="T177" style:family="text">
      <style:text-properties officeooo:rsid="00dac76b"/>
    </style:style>
    <style:style style:name="T178" style:family="text">
      <style:text-properties officeooo:rsid="00dc2d00"/>
    </style:style>
    <style:style style:name="T179" style:family="text">
      <style:text-properties officeooo:rsid="00dda177"/>
    </style:style>
    <style:style style:name="T180" style:family="text">
      <style:text-properties officeooo:rsid="00de6cf8"/>
    </style:style>
    <style:style style:name="T181" style:family="text">
      <style:text-properties officeooo:rsid="00df0a04"/>
    </style:style>
    <style:style style:name="T182" style:family="text">
      <style:text-properties officeooo:rsid="00e26891"/>
    </style:style>
    <style:style style:name="T183" style:family="text">
      <style:text-properties officeooo:rsid="00e53cb0"/>
    </style:style>
    <style:style style:name="T184" style:family="text">
      <style:text-properties officeooo:rsid="00e5f534" style:font-name-complex="Times New Roman1"/>
    </style:style>
    <style:style style:name="T185" style:family="text">
      <style:text-properties officeooo:rsid="00e65d29" style:font-name-complex="Times New Roman1"/>
    </style:style>
    <style:style style:name="T186" style:family="text">
      <style:text-properties officeooo:rsid="00e63e99"/>
    </style:style>
    <style:style style:name="T187" style:family="text">
      <style:text-properties officeooo:rsid="00e7303d"/>
    </style:style>
    <style:style style:name="T188" style:family="text">
      <style:text-properties fo:color="#ff3333" officeooo:rsid="00e65d29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بسم <text:span text:style-name="T7">الله</text:span> <text:span text:style-name="T9">الرحمن الرحيم</text:span></text:p>
      <text:p text:style-name="P4">سلام عليكم</text:p>
      <text:p text:style-name="P2"/>
      <text:p text:style-name="P3"><text:span text:style-name="T187">:</text:span>قال <text:span text:style-name="T7">الله</text:span> <text:span text:style-name="T10">تعالي</text:span> ف<text:span text:style-name="T11">ي</text:span> كتاب<text:span text:style-name="T7">ه</text:span> <text:span text:style-name="T11">ال</text:span>كريم</text:p>
      <text:p text:style-name="P86"><text:span text:style-name="T182">قُلْ هَلْ يَسْتَوِى آلَّذِينَ يَعْلَمُونَ وَآلَّذِينَ لَا يَعْلَمُونَ ...</text:span><text:span text:style-name="T12"> – </text:span><text:span text:style-name="T182">الزمر</text:span><text:span text:style-name="T186">،</text:span><text:span text:style-name="T14"> </text:span><text:span text:style-name="T18">٩</text:span><text:span text:style-name="T15"> ...</text:span></text:p>
      <text:p text:style-name="P3"><text:span text:style-name="T183">بِلِسَانٍ عَرَبِىٍّ مُبِينٍ</text:span><text:span text:style-name="T20"> – </text:span><text:span text:style-name="T19">الشعراء، </text:span><text:span text:style-name="T19">١٩٥</text:span></text:p>
      <text:p text:style-name="P88"><text:span text:style-name="T185">إِنَّا جَعَلْ</text:span><text:span text:style-name="T8">نَ</text:span><text:span text:style-name="T185">اهُ قُرْآنً عَرَبِيًّا لَعَلَّكُمْ تَعْقِلُونَ </text:span><text:span text:style-name="T12">–</text:span><text:span text:style-name="T185"> الزخرف، ٣</text:span></text:p>
      <text:p text:style-name="P89">Грамматика. Справочник. Часть <text:span text:style-name="T22">2</text:span></text:p>
      <text:h text:style-name="P106" text:outline-level="1">Породы. <text:span text:style-name="T141">Имена</text:span></text:h>
      <text:h text:style-name="P90" text:outline-level="2">I <text:span text:style-name="T74">п</text:span>орода</text:h>
      <text:p text:style-name="P79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78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: </text:span><text:span text:style-name="Арабиййун"><text:span text:style-name="T174">أُفْعُلْ؛ إِفْعَِلْ</text:span></text:span><text:span text:style-name="T66">. </text:span><text:span text:style-name="T70">Форма повелительного наклонения с отрицанием не употребляется.</text:span></text:p>
      <text:p text:style-name="P77"><text:span text:style-name="Пункт"><text:span text:style-name="T156">Условное наклонение</text:span></text:span><text:span text:style-name="T156"> </text:span><text:span text:style-name="T158">(</text:span><text:span text:style-name="Акцент"><text:span text:style-name="T158">усеченная форма</text:span></text:span><text:span text:style-name="T158">)</text:span><text:span text:style-name="T156">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 </text:span><text:span text:style-name="T158">Значение условного действия получается в сочетании с частицами </text:span><text:span text:style-name="Арабиййун"><text:span text:style-name="T160">مَتَى، إِنْ، إِذَا، لَئِنْ، إِذَامَا</text:span></text:span><text:span text:style-name="T158"> в значении </text:span><text:span text:style-name="Акцент"><text:span text:style-name="T158">если</text:span></text:span><text:span text:style-name="T158">, после условных наречий </text:span><text:span text:style-name="Арабиййун"><text:span text:style-name="T160">كُلَّمَا</text:span></text:span><text:span text:style-name="T158"> </text:span><text:span text:style-name="T160">в значении </text:span><text:span text:style-name="Акцент"><text:span text:style-name="T158">всякий раз, как</text:span></text:span><text:span text:style-name="T158">, </text:span><text:span text:style-name="Арабиййун"><text:span text:style-name="T160">حَيْثُمَا</text:span></text:span><text:span text:style-name="T158"> </text:span><text:span text:style-name="T160">в значении </text:span><text:span text:style-name="Акцент"><text:span text:style-name="T158">если где</text:span></text:span><text:span text:style-name="T158"> и т. п., а также после относительного местоимения </text:span><text:span text:style-name="Арабиййун"><text:span text:style-name="T160">مَنْ</text:span></text:span><text:span text:style-name="T158"> в значении </text:span><text:span text:style-name="Акцент"><text:span text:style-name="T158">если кто</text:span></text:span><text:span text:style-name="T158"> в условных предложениях.</text:span><text:span text:style-name="T70"> </text:span><text:span text:style-name="T158">П</text:span><text:span text:style-name="T67">овелени</text:span><text:span text:style-name="T158">е по</text:span><text:span text:style-name="T67"> отно</text:span><text:span text:style-name="T158">шению к </text:span><text:span text:style-name="T67">1 и 3 лиц</text:span><text:span text:style-name="T158">ам</text:span><text:span text:style-name="T67"> </text:span><text:span text:style-name="T158">получается в </text:span><text:span text:style-name="T69">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70">Для выражения запрещения используется </text:span><text:span text:style-name="T159">в сочетании </text:span><text:span text:style-name="T70">с отрицанием </text:span><text:span text:style-name="Арабиййун"><text:span text:style-name="T70">لا</text:span></text:span><text:span text:style-name="T70">. </text:span><text:span text:style-name="T159">В</text:span><text:span text:style-name="T157"> сочетании с частиц</text:span><text:span text:style-name="T172">ами</text:span><text:span text:style-name="T157"> </text:span><text:span text:style-name="Арабиййун"><text:span text:style-name="T157">لَمْ</text:span></text:span><text:span text:style-name="T157"> </text:span><text:span text:style-name="T171">и </text:span><text:span text:style-name="Арабиййун"><text:span text:style-name="T171">لَمَّا</text:span></text:span><text:span text:style-name="T171"> </text:span><text:span text:style-name="T157">(</text:span><text:span text:style-name="Акцент"><text:span text:style-name="T157">не</text:span></text:span><text:span text:style-name="T157">) получает значение прошедшего времени с категоричностью отрицания (</text:span><text:span text:style-name="Акцент"><text:span text:style-name="T157">совсем, отнюдь</text:span></text:span><text:span text:style-name="T157">).</text:span></text:p>
      <text:p text:style-name="P50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</text:span><text:soft-page-break/><text:span text:style-name="T71">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</text:span><text:span text:style-name="T71">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51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91" text:outline-level="2">II порода</text:h>
      <text:p text:style-name="P53"><text:span text:style-name="Пункт"><text:span text:style-name="T75">Формула</text:span></text:span><text:span text:style-name="T75"> — </text:span><text:span text:style-name="Арабиййун"><text:span text:style-name="T75">فَعَّلَ</text:span></text:span><text:span text:style-name="T75">. </text:span><text:span text:style-name="T76">Настояще-будущее время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: </text:span><text:span text:style-name="Арабиййун"><text:span text:style-name="T126">يُفَعِّلُ</text:span></text:span><text:span text:style-name="T76">.</text:span></text:p>
      <text:p text:style-name="P52"><text:span text:style-name="Пункт"><text:span text:style-name="T75">Основные значения</text:span></text:span><text:span text:style-name="T75">: усиленное или учащенное действие </text:span><text:span text:style-name="T127">(</text:span><text:span text:style-name="Акцент"><text:span text:style-name="T127">резать</text:span></text:span><text:span text:style-name="T127"> — </text:span><text:span text:style-name="Акцент"><text:span text:style-name="T127">резать на куски</text:span></text:span><text:span text:style-name="T127">; </text:span><text:span text:style-name="Акцент"><text:span text:style-name="T127">рвать</text:span></text:span><text:span text:style-name="T127"> — </text:span><text:span text:style-name="Акцент"><text:span text:style-name="T127">рвать на куски, в клочья</text:span></text:span><text:span text:style-name="T127">)</text:span><text:span text:style-name="T75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27">(</text:span><text:span text:style-name="Акцент"><text:span text:style-name="T127">быть чистым</text:span></text:span><text:span text:style-name="T127"> — </text:span><text:span text:style-name="Акцент"><text:span text:style-name="T127">чистить</text:span></text:span><text:span text:style-name="T127">; </text:span><text:span text:style-name="Акцент"><text:span text:style-name="T127">знать</text:span></text:span><text:span text:style-name="T127"> — </text:span><text:span text:style-name="Акцент"><text:span text:style-name="T127">обучать</text:span></text:span><text:span text:style-name="T127">; </text:span><text:span text:style-name="Акцент"><text:span text:style-name="T127">кушать</text:span></text:span><text:span text:style-name="T127"> — </text:span><text:span text:style-name="Акцент"><text:span text:style-name="T127">кормить</text:span></text:span><text:span text:style-name="T127">)</text:span><text:span text:style-name="T75">; объявительное (декларативное) значение </text:span><text:span text:style-name="T127">(</text:span><text:span text:style-name="Акцент"><text:span text:style-name="T127">говорить правду, быть правдивым</text:span></text:span><text:span text:style-name="T127"> — </text:span><text:span text:style-name="Акцент"><text:span text:style-name="T127">считать правдивым, верить</text:span></text:span><text:span text:style-name="T127">)</text:span><text:span text:style-name="T75">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54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80"><text:span text:style-name="Пункт"><text:span text:style-name="T79">Масдар</text:span></text:span><text:span text:style-name="T79"> — </text:span><text:span text:style-name="Арабиййун"><text:span text:style-name="T80">تَفْعِيلٌ </text:span></text:span><text:span text:style-name="T178">или </text:span><text:span text:style-name="Арабиййун"><text:span text:style-name="T80">تَفْعِل</text:span></text:span><text:span text:style-name="Арабиййун"><text:span text:style-name="T178">َةٌ</text:span></text:span><text:span text:style-name="T178">,</text:span><text:span text:style-name="T79">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55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92" text:outline-level="2">III порода</text:h>
      <text:p text:style-name="P61"><text:span text:style-name="Пункт"><text:span text:style-name="T120">Формула</text:span></text:span><text:span text:style-name="T120"> — </text:span><text:span text:style-name="Арабиййун"><text:span text:style-name="T120">فَاعَلَ</text:span></text:span><text:span text:style-name="T120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1"> </text:span><text:span text:style-name="Арабиййун"><text:span text:style-name="T121">يُفَاعِلُ</text:span></text:span><text:span text:style-name="T121">.</text:span></text:p>
      <text:p text:style-name="P61"><text:span text:style-name="Пункт"><text:span text:style-name="T120">Основные значения</text:span></text:span><text:span text:style-name="T120">: взаимное действие между двумя лицами (сторонами) </text:span><text:span text:style-name="T133">(</text:span><text:span text:style-name="Акцент"><text:span text:style-name="T120">писать</text:span></text:span><text:span text:style-name="T120"> — </text:span><text:span text:style-name="Акцент"><text:span text:style-name="T120">переписываться</text:span></text:span><text:span text:style-name="T120">; </text:span><text:span text:style-name="Акцент"><text:span text:style-name="T120">говорить</text:span></text:span><text:span text:style-name="T120"> — </text:span><text:span text:style-name="Акцент"><text:span text:style-name="T120">общаться</text:span></text:span><text:span text:style-name="T120">; </text:span><text:span text:style-name="Акцент"><text:span text:style-name="T120">сидеть</text:span></text:span><text:span text:style-name="T120"> — </text:span><text:span text:style-name="Акцент"><text:span text:style-name="T120">сидеть вместе, заседать</text:span></text:span><text:span text:style-name="T133">);</text:span><text:span text:style-name="T120"> применение по отношению к другому лицу (стороне) того, что заключено в глаголе </text:span><text:span text:style-name="T134">(</text:span><text:span text:style-name="Акцент"><text:span text:style-name="T120">быть правдивым, </text:span></text:span><text:span text:style-name="Акцент"><text:span text:style-name="T135">искренним</text:span></text:span><text:span text:style-name="T120"> — </text:span><text:span text:style-name="Акцент"><text:span text:style-name="T120">обходиться по-дружески</text:span></text:span><text:span text:style-name="T120">; </text:span><text:span text:style-name="Акцент"><text:span text:style-name="T120">быть хорошим</text:span></text:span><text:span text:style-name="T120"> — </text:span><text:span text:style-name="Акцент"><text:span text:style-name="T120">обходиться по-хорошему</text:span></text:span><text:span text:style-name="T120">; </text:span><text:span text:style-name="Акцент"><text:span text:style-name="T120">работать</text:span></text:span><text:span text:style-name="T120"> — </text:span><text:span text:style-name="Акцент"><text:span text:style-name="T120">обращаться, обходиться, поступать (с кем-л.)</text:span></text:span><text:span text:style-name="T120">; </text:span><text:span text:style-name="Акцент"><text:span text:style-name="T120">делать</text:span></text:span><text:span text:style-name="T120"> — </text:span><text:span text:style-name="Акцент"><text:span text:style-name="T120">иметь дело (с кем-л.)</text:span></text:span><text:span text:style-name="T134">).</text:span></text:p>
      <text:p text:style-name="P62"><text:span text:style-name="Пункт"><text:span text:style-name="T122">Повелительное наклонение</text:span></text:span><text:span text:style-name="T122"> — </text:span><text:span text:style-name="Арабиййун"><text:span text:style-name="T122">فَاعِلْ</text:span></text:span><text:span text:style-name="T122">.</text:span></text:p>
      <text:p text:style-name="P62"><text:span text:style-name="Пункт"><text:span text:style-name="T122">Масдар</text:span></text:span><text:span text:style-name="T122"> — </text:span><text:span text:style-name="Арабиййун"><text:span text:style-name="T122">مُفَاعَلَةٌ</text:span></text:span><text:span text:style-name="T122"> или </text:span><text:span text:style-name="Арабиййун"><text:span text:style-name="T122">فِعَالٌ</text:span></text:span><text:span text:style-name="T122">.</text:span></text:p>
      <text:p text:style-name="P63"><text:span text:style-name="Пункт"><text:span text:style-name="T123">Причастие</text:span></text:span><text:span text:style-name="T123"> действительного залога — </text:span><text:span text:style-name="Арабиййун"><text:span text:style-name="T123">مُفَاعِلٌ</text:span></text:span><text:span text:style-name="T123">, страдательного — </text:span><text:span text:style-name="Арабиййун"><text:span text:style-name="T123">مُفَاعَلٌ</text:span></text:span><text:span text:style-name="T123">.</text:span></text:p>
      <text:h text:style-name="P93" text:outline-level="2"><text:soft-page-break/>IV порода</text:h>
      <text:p text:style-name="P59"><text:span text:style-name="Пункт"><text:span text:style-name="T89">Формула</text:span></text:span><text:span text:style-name="T89">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схеме, но при этом </text:span><text:span text:style-name="T90">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2">يُفْعِلُ</text:span></text:span><text:span text:style-name="T90">.</text:span></text:p>
      <text:p text:style-name="P59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0">(</text:span><text:span text:style-name="Акцент"><text:span text:style-name="T130">вставать, подниматься</text:span></text:span><text:span text:style-name="T130"> — </text:span><text:span text:style-name="Акцент"><text:span text:style-name="T130">поднимать</text:span></text:span><text:span text:style-name="T130">; </text:span><text:span text:style-name="Акцент"><text:span text:style-name="T130">знать</text:span></text:span><text:span text:style-name="T130"> — </text:span><text:span text:style-name="Акцент"><text:span text:style-name="T130">сообщать, уведомлять</text:span></text:span><text:span text:style-name="T130">)</text:span><text:span text:style-name="T89">; при отыменном образовании — </text:span><text:span text:style-name="Акцент"><text:span text:style-name="T89">отправление в место, обозначенное именем </text:span></text:span><text:span text:style-name="T131">(</text:span><text:span text:style-name="Акцент"><text:span text:style-name="T131">море</text:span></text:span><text:span text:style-name="T131"> — </text:span><text:span text:style-name="Акцент"><text:span text:style-name="T131">отправляться в море, отплывать</text:span></text:span><text:span text:style-name="T131">).</text:span></text:p>
      <text:p text:style-name="P60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60"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60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94" text:outline-level="2">V порода</text:h>
      <text:p text:style-name="P56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, </text:span><text:span text:style-name="T129">для настояще-будущего времени — </text:span><text:span text:style-name="Арабиййун"><text:span text:style-name="T129">يَتَفَعَّلُ</text:span></text:span><text:span text:style-name="T129">.</text:span></text:p>
      <text:p text:style-name="P56"><text:span text:style-name="Пункт"><text:span text:style-name="T82">Основное значение</text:span></text:span><text:span text:style-name="T82"> — возвратное по отношению ко II породе </text:span><text:span text:style-name="T128">(</text:span><text:span text:style-name="Акцент"><text:span text:style-name="T128">учить, обучать</text:span></text:span><text:span text:style-name="T128"> — </text:span><text:span text:style-name="Акцент"><text:span text:style-name="T128">учиться, обучаться</text:span></text:span><text:span text:style-name="T128">)</text:span><text:span text:style-name="T82">.</text:span></text:p>
      <text:p text:style-name="P56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56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81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, </text:span><text:span text:style-name="T179">страдательного — </text:span><text:span text:style-name="Арабиййун"><text:span text:style-name="T82">مُتَفَع</text:span></text:span><text:span text:style-name="Арабиййун"><text:span text:style-name="T179">َّ</text:span></text:span><text:span text:style-name="Арабиййун"><text:span text:style-name="T82">لٌ</text:span></text:span><text:span text:style-name="T179">.</text:span></text:p>
      <text:h text:style-name="P95" text:outline-level="2">VI порода</text:h>
      <text:p text:style-name="P64"><text:span text:style-name="Пункт"><text:span text:style-name="T124">Формула</text:span></text:span><text:span text:style-name="T124"> — </text:span><text:span text:style-name="Арабиййун"><text:span text:style-name="T124">تَفَاعَلَ</text:span></text:span><text:span text:style-name="T124">. </text:span><text:span text:style-name="T125">Настояще-будущее время — </text:span><text:span text:style-name="Арабиййун"><text:span text:style-name="T125">يَتَفَاعَلُ</text:span></text:span><text:span text:style-name="T125">.</text:span></text:p>
      <text:p text:style-name="P65"><text:span text:style-name="Пункт">Основные значения </text:span><text:span text:style-name="T138">по отношению к III породе: </text:span>взаимно-массовое действие <text:span text:style-name="T136">(</text:span><text:span text:style-name="Акцент"><text:span text:style-name="T136">писать</text:span></text:span><text:span text:style-name="T136"> — </text:span><text:span text:style-name="Акцент"><text:span text:style-name="T136">переписываться</text:span></text:span><text:span text:style-name="T136">; </text:span><text:span text:style-name="Акцент"><text:span text:style-name="T136">падать</text:span></text:span><text:span text:style-name="T136"> — </text:span><text:span text:style-name="Акцент"><text:span text:style-name="T136">осыпаться</text:span></text:span><text:span text:style-name="T136">; </text:span><text:span text:style-name="Акцент"><text:span text:style-name="T136">обеспечивать, гарантировать</text:span></text:span><text:span text:style-name="T136"> — </text:span><text:span text:style-name="Акцент"><text:span text:style-name="T136">ручаться друг за друга, объединяться</text:span></text:span><text:span text:style-name="T136">; </text:span><text:span text:style-name="Акцент"><text:span text:style-name="T136">подниматься</text:span></text:span><text:span text:style-name="T136"> — </text:span><text:span text:style-name="Акцент"><text:span text:style-name="T136">подниматься массой, клубиться (о дыме)</text:span></text:span><text:span text:style-name="T136">)</text:span>; постепенное нарастание или спад в развитии действия <text:span text:style-name="T136">(</text:span><text:span text:style-name="Акцент"><text:span text:style-name="T136">быть многочисленным</text:span></text:span><text:span text:style-name="T136"> — </text:span><text:span text:style-name="Акцент"><text:span text:style-name="T136">вырастать количественно, умножаться</text:span></text:span><text:span text:style-name="T136">; </text:span><text:span text:style-name="Акцент"><text:span text:style-name="T136">спускаться</text:span></text:span><text:span text:style-name="T136"> — </text:span><text:span text:style-name="Акцент"><text:span text:style-name="T136">постепенно спускаться, уступать</text:span></text:span><text:span text:style-name="T136">)</text:span>; симуляция действия или состояния <text:span text:style-name="T136">(</text:span><text:span text:style-name="Акцент"><text:span text:style-name="T136">не знать</text:span></text:span><text:span text:style-name="T136"> — </text:span><text:span text:style-name="Акцент"><text:span text:style-name="T136">претворяться незнающим, игнорировать</text:span></text:span><text:span text:style-name="T136">)</text:span>.</text:p>
      <text:p text:style-name="P66"><text:span text:style-name="Пункт">Повелительное наклонение</text:span> — <text:span text:style-name="Арабиййун">تَفَاعَلْ</text:span>.</text:p>
      <text:p text:style-name="P66"><text:span text:style-name="Пункт">Масдар</text:span> — <text:span text:style-name="Арабиййун">تَفَاعُلٌ</text:span>.</text:p>
      <text:p text:style-name="P66"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96" text:outline-level="2"><text:soft-page-break/>VII порода</text:h>
      <text:p text:style-name="P67"><text:span text:style-name="Пункт"><text:span text:style-name="T137">Формула</text:span></text:span><text:span text:style-name="T137"> — </text:span><text:span text:style-name="Арабиййун"><text:span text:style-name="T137">إِنْفَعَلَ</text:span></text:span><text:span text:style-name="T137">, настояще-будущее время — </text:span><text:span text:style-name="Арабиййун"><text:span text:style-name="T137">يَنْفَعِلُ</text:span></text:span><text:span text:style-name="T137">.</text:span></text:p>
      <text:p text:style-name="P67"><text:span text:style-name="Пункт"><text:span text:style-name="T137">Основная функция</text:span></text:span><text:span text:style-name="T137"> — сообщение страдательного значения (</text:span><text:span text:style-name="Акцент"><text:span text:style-name="T137">делить</text:span></text:span><text:span text:style-name="T137"> — </text:span><text:span text:style-name="Акцент"><text:span text:style-name="T137">делиться на, быть разделенным</text:span></text:span><text:span text:style-name="T137">; </text:span><text:span text:style-name="Акцент"><text:span text:style-name="T137">созывать, заключать</text:span></text:span><text:span text:style-name="T137"> — </text:span><text:span text:style-name="Акцент"><text:span text:style-name="T137">быть созванным, быть заключенным</text:span></text:span><text:span text:style-name="T137">).</text:span></text:p>
      <text:p text:style-name="P67"><text:span text:style-name="Пункт"><text:span text:style-name="T137">Всегда непереходные</text:span></text:span><text:span text:style-name="T137">, поэтому не имеют при себе дополнения.</text:span></text:p>
      <text:p text:style-name="P67"><text:span text:style-name="Пункт"><text:span text:style-name="T137">Повелительное наклонение</text:span></text:span><text:span text:style-name="T137"> — </text:span><text:span text:style-name="Арабиййун"><text:span text:style-name="T137">إِنْفَعِلْ</text:span></text:span><text:span text:style-name="T137">.</text:span></text:p>
      <text:p text:style-name="P67"><text:span text:style-name="Пункт"><text:span text:style-name="T137">Масдар</text:span></text:span><text:span text:style-name="T137"> — </text:span><text:span text:style-name="Арабиййун"><text:span text:style-name="T137">إِنْفِعَالٌ</text:span></text:span><text:span text:style-name="T137">.</text:span></text:p>
      <text:p text:style-name="P82"><text:span text:style-name="Пункт"><text:span text:style-name="T137">Причастие</text:span></text:span><text:span text:style-name="T137"> действительного залога — </text:span><text:span text:style-name="Арабиййун"><text:span text:style-name="T137">مُنْفَعِلٌ</text:span></text:span><text:span text:style-name="T137">, </text:span><text:span text:style-name="T180">страдательного — </text:span><text:span text:style-name="Арабиййун"><text:span text:style-name="T137">مُنْفَع</text:span></text:span><text:span text:style-name="Арабиййун"><text:span text:style-name="T180">َ</text:span></text:span><text:span text:style-name="Арабиййун"><text:span text:style-name="T137">لٌ</text:span></text:span><text:span text:style-name="T180">.</text:span></text:p>
      <text:p text:style-name="P69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97" text:outline-level="2">VIII порода</text:h>
      <text:p text:style-name="P68"><text:span text:style-name="Пункт"><text:span text:style-name="T139">Формула</text:span></text:span><text:span text:style-name="T139"> — </text:span><text:span text:style-name="Арабиййун"><text:span text:style-name="T139">إِفْتَعَلَ</text:span></text:span><text:span text:style-name="T139"> , </text:span><text:span text:style-name="T140">настояще-будущее время — </text:span><text:span text:style-name="Арабиййун"><text:span text:style-name="T140">يَفْتَعِلُ</text:span></text:span><text:span text:style-name="T140">.</text:span></text:p>
      <text:p text:style-name="P68"><text:span text:style-name="Пункт"><text:span text:style-name="T139">Особенность</text:span></text:span><text:span text:style-name="T139"> — если первая коренная одна из </text:span><text:span text:style-name="Арабиййун"><text:span text:style-name="T139">ص، ض، ط، ظ</text:span></text:span><text:span text:style-name="T139"> или </text:span><text:span text:style-name="Арабиййун"><text:span text:style-name="T139">د، ذ، ز</text:span></text:span><text:span text:style-name="T139">, то инфикс </text:span><text:span text:style-name="Арабиййун"><text:span text:style-name="T139">ت</text:span></text:span><text:span text:style-name="T139"> превращается в </text:span><text:span text:style-name="Арабиййун"><text:span text:style-name="T139">ط</text:span></text:span><text:span text:style-name="T139"> или </text:span><text:span text:style-name="Арабиййун"><text:span text:style-name="T139">د</text:span></text:span><text:span text:style-name="T139">, соответственно.</text:span></text:p>
      <text:p text:style-name="P68"><text:span text:style-name="Пункт"><text:span text:style-name="T139">Основное значение</text:span></text:span><text:span text:style-name="T139"> — возвратное для I породы (</text:span><text:span text:style-name="Акцент"><text:span text:style-name="T139">собирать</text:span></text:span><text:span text:style-name="T139"> — </text:span><text:span text:style-name="Акцент"><text:span text:style-name="T139">собираться</text:span></text:span><text:span text:style-name="T139">; </text:span><text:span text:style-name="Акцент"><text:span text:style-name="T139">поднимать</text:span></text:span><text:span text:style-name="T139"> — </text:span><text:span text:style-name="Акцент"><text:span text:style-name="T139">подниматься</text:span></text:span><text:span text:style-name="T139">; </text:span><text:span text:style-name="Акцент"><text:span text:style-name="T139">приобретать</text:span></text:span><text:span text:style-name="T139"> — </text:span><text:span text:style-name="Акцент"><text:span text:style-name="T139">приобретать себе, зарабатывать</text:span></text:span><text:span text:style-name="T139">; </text:span><text:span text:style-name="Акцент"><text:span text:style-name="T139">делить</text:span></text:span><text:span text:style-name="T139"> — </text:span><text:span text:style-name="Акцент"><text:span text:style-name="T139">делить между собой</text:span></text:span><text:span text:style-name="T139">).</text:span></text:p>
      <text:p text:style-name="P69"><text:span text:style-name="Пункт"><text:span text:style-name="T140">Повелительное наклонение</text:span></text:span><text:span text:style-name="T140"> — </text:span><text:span text:style-name="Арабиййун"><text:span text:style-name="T140">إِفْتَعِلْ</text:span></text:span><text:span text:style-name="T140">.</text:span></text:p>
      <text:p text:style-name="P69"><text:span text:style-name="Пункт"><text:span text:style-name="T140">Масдар</text:span></text:span><text:span text:style-name="T140"> — </text:span><text:span text:style-name="Арабиййун"><text:span text:style-name="T140">إِفْتِعَالٌ</text:span></text:span><text:span text:style-name="T140">.</text:span></text:p>
      <text:p text:style-name="P69"><text:span text:style-name="Пункт"><text:span text:style-name="T140">Причастие</text:span></text:span><text:span text:style-name="T140"> действительного залога — </text:span><text:span text:style-name="Арабиййун"><text:span text:style-name="T140">مُفْتَعِلٌ</text:span></text:span><text:span text:style-name="T140">, страдательного — </text:span><text:span text:style-name="Арабиййун"><text:span text:style-name="T140">مُفْتَعَلٌ</text:span></text:span><text:span text:style-name="T140">.</text:span></text:p>
      <text:p text:style-name="P69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98" text:outline-level="2">IX порода</text:h>
      <text:p text:style-name="P70"><text:span text:style-name="Пункт"><text:span text:style-name="T142">Формула</text:span></text:span><text:span text:style-name="T142"> — </text:span><text:span text:style-name="Арабиййун"><text:span text:style-name="T142">إِفْعَلَّ</text:span></text:span><text:span text:style-name="T142">, настояще-будущее время — </text:span><text:span text:style-name="Арабиййун"><text:span text:style-name="T142">يَفْعَلُّ</text:span></text:span><text:span text:style-name="T142">.</text:span></text:p>
      <text:p text:style-name="P70"><text:span text:style-name="Пункт"><text:span text:style-name="T142">Значение</text:span></text:span><text:span text:style-name="T142"> — </text:span><text:span text:style-name="T142">становиться такого-то цвета или получать такое-то внешнее качество</text:span><text:span text:style-name="T142"> (</text:span><text:span text:style-name="Акцент"><text:span text:style-name="T142">красный</text:span></text:span><text:span text:style-name="T142"> — </text:span><text:span text:style-name="Акцент"><text:span text:style-name="T142">становиться красным, краснеть</text:span></text:span><text:span text:style-name="T142">).</text:span></text:p>
      <text:p text:style-name="P70"><text:span text:style-name="Пункт"><text:span text:style-name="T142">Масдар</text:span></text:span><text:span text:style-name="T142"> — </text:span><text:span text:style-name="Арабиййун"><text:span text:style-name="T142">إِفْعِلَالٌ</text:span></text:span><text:span text:style-name="T142">.</text:span></text:p>
      <text:p text:style-name="P83"><text:span text:style-name="Пункт"><text:span text:style-name="T181">Повелительное наклонение</text:span></text:span><text:span text:style-name="T181"> — </text:span><text:span text:style-name="Арабиййун"><text:span text:style-name="T181">إِفْعَلِلْ</text:span></text:span><text:span text:style-name="T181">.</text:span></text:p>
      <text:p text:style-name="P70"><text:span text:style-name="Пункт"><text:span text:style-name="T142">Причастие</text:span></text:span><text:span text:style-name="T142"> действительного залога — </text:span><text:span text:style-name="Арабиййун"><text:span text:style-name="T142">مُفْعَلٌّ</text:span></text:span><text:span text:style-name="T142">.</text:span></text:p>
      <text:p text:style-name="P84"><text:soft-page-break/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99" text:outline-level="2">X порода</text:h>
      <text:p text:style-name="P71"><text:span text:style-name="Пункт"><text:span text:style-name="T143">Формула</text:span></text:span><text:span text:style-name="T143"> — </text:span><text:span text:style-name="Арабиййун"><text:span text:style-name="T143">إِسْتَفْعَلَ</text:span></text:span><text:span text:style-name="T143">, </text:span><text:span text:style-name="T146">настояще-будущее время — </text:span><text:span text:style-name="Арабиййун"><text:span text:style-name="T146">يَسْتَفْعِلُ</text:span></text:span><text:span text:style-name="T146">.</text:span></text:p>
      <text:p text:style-name="P71"><text:span text:style-name="Пункт"><text:span text:style-name="T143">Основные значения</text:span></text:span><text:span text:style-name="T143">: возвратное для глаголов IV породы (</text:span><text:span text:style-name="Акцент"><text:span text:style-name="T143">будить</text:span></text:span><text:span text:style-name="T143"> — </text:span><text:span text:style-name="Акцент"><text:span text:style-name="T143">просыпаться</text:span></text:span><text:span text:style-name="T143">; </text:span><text:span text:style-name="Акцент"><text:span text:style-name="T143">давать покой</text:span></text:span><text:span text:style-name="T143"> — </text:span><text:span text:style-name="Акцент"><text:span text:style-name="T143">отдыхать</text:span></text:span><text:span text:style-name="T143">; </text:span><text:span text:style-name="Акцент"><text:span text:style-name="T143">напоминать</text:span></text:span><text:span text:style-name="T143"> — </text:span><text:span text:style-name="Акцент"><text:span text:style-name="T143">вспоминать, выучить наизусть</text:span></text:span><text:span text:style-name="T143">); </text:span><text:span text:style-name="T144">просьба, привлечение со стороны (</text:span><text:span text:style-name="Акцент"><text:span text:style-name="T144">служить</text:span></text:span><text:span text:style-name="T144"> — </text:span><text:span text:style-name="Акцент"><text:span text:style-name="T144">брать на службу, использовать</text:span></text:span><text:span text:style-name="T144">; </text:span><text:span text:style-name="Акцент"><text:span text:style-name="T144">выходить</text:span></text:span><text:span text:style-name="T144"> — </text:span><text:span text:style-name="Акцент"><text:span text:style-name="T144">извлекать, добывать</text:span></text:span><text:span text:style-name="T144">; </text:span><text:span text:style-name="Акцент"><text:span text:style-name="T144">прибывать</text:span></text:span><text:span text:style-name="T144"> — </text:span><text:span text:style-name="Акцент"><text:span text:style-name="T144">просить прибыть, пригласить</text:span></text:span><text:span text:style-name="T144">; </text:span><text:span text:style-name="Акцент"><text:span text:style-name="T144">писать</text:span></text:span><text:span text:style-name="T144"> — </text:span><text:span text:style-name="Акцент"><text:span text:style-name="T144">выписывать</text:span></text:span><text:span text:style-name="T144">); </text:span><text:span text:style-name="T145">находить в чем-либо </text:span><text:span text:style-name="T145">качество, заключенное в значении глагола (</text:span><text:span text:style-name="Акцент"><text:span text:style-name="T145">быть большим</text:span></text:span><text:span text:style-name="T145"> — </text:span><text:span text:style-name="Акцент"><text:span text:style-name="T145">считать большим, важным</text:span></text:span><text:span text:style-name="T145">; </text:span><text:span text:style-name="Акцент"><text:span text:style-name="T145">быть хорошим</text:span></text:span><text:span text:style-name="T145"> — </text:span><text:span text:style-name="Акцент"><text:span text:style-name="T145">находить хорошим, одобрять</text:span></text:span><text:span text:style-name="T145">); при отыменном образовании — </text:span><text:span text:style-name="Акцент"><text:span text:style-name="T145">становиться тем, что означает имя</text:span></text:span><text:span text:style-name="T145"> (</text:span><text:span text:style-name="Акцент"><text:span text:style-name="T145">камень</text:span></text:span><text:span text:style-name="T145"> — </text:span><text:span text:style-name="Акцент"><text:span text:style-name="T145">превратиться в камень, окаменеть</text:span></text:span><text:span text:style-name="T145">).</text:span></text:p>
      <text:p text:style-name="P72"><text:span text:style-name="Пункт"><text:span text:style-name="T146">Повелительное наклонение</text:span></text:span><text:span text:style-name="T146"> — </text:span><text:span text:style-name="Арабиййун"><text:span text:style-name="T146">إِسْتَفْعِلْ</text:span></text:span><text:span text:style-name="T146">.</text:span></text:p>
      <text:p text:style-name="P72"><text:span text:style-name="Пункт"><text:span text:style-name="T146">Масдар</text:span></text:span><text:span text:style-name="T146"> — </text:span><text:span text:style-name="Арабиййун"><text:span text:style-name="T146">إِسْتِفْعَالٌ</text:span></text:span><text:span text:style-name="T146">.</text:span></text:p>
      <text:p text:style-name="P73"><text:span text:style-name="Пункт"><text:span text:style-name="T147">Причастие</text:span></text:span><text:span text:style-name="T147"> действительного залога — </text:span><text:span text:style-name="Арабиййун"><text:span text:style-name="T147">مُسْتَفْعِلٌ</text:span></text:span><text:span text:style-name="T147">, страдательного — </text:span><text:span text:style-name="Арабиййун"><text:span text:style-name="T147">مُسْتَفْعَلٌ</text:span></text:span><text:span text:style-name="T147">.</text:span></text:p>
      <text:p text:style-name="P73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100" text:outline-level="2">Имена</text:h>
      <text:p text:style-name="P57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места от глаголов с типовой огласовкой кясра, </text:span><text:span text:style-name="T84">по второй, за редким исключением, — имя места в остальных случаях. </text:span><text:span text:style-name="T86">Имя места от всех производных пород и от четырехсогласных глаголов по форме совпадает с причастием страдательного залога.</text:span></text:p>
      <text:p text:style-name="P57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58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58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107" text:outline-level="1">Страдательный залог</text:h>
      <text:h text:style-name="P101" text:outline-level="2">Прошедшего времени</text:h>
      <text:p text:style-name="P74"><text:span text:style-name="T148">Для всех пород образуется от формы действительного залога прошедшего времени </text:span><text:soft-page-break/><text:span text:style-name="T148">соответствующих пород путем замены огласовки средней коренной на кясру, а всех предыдущих — на дамму; долгое </text:span><text:span text:style-name="Арабиййун"><text:span text:style-name="T148">ـَا</text:span></text:span><text:span text:style-name="T148"> превращается в долгое </text:span><text:span text:style-name="Арабиййун"><text:span text:style-name="T148">ـُو</text:span></text:span><text:span text:style-name="T148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35"><text:span text:style-name="Заголовок_20_таблицы"><text:span text:style-name="T152">Страдательный залог</text:span></text:span></text:p>
            </table:table-cell>
            <table:table-cell table:style-name="Таблица3.A1" office:value-type="string">
              <text:p text:style-name="P35"><text:span text:style-name="Заголовок_20_таблицы"><text:span text:style-name="T152">Действительный залог</text:span></text:span></text:p>
            </table:table-cell>
            <table:table-cell table:style-name="Таблица3.A1" office:value-type="string">
              <text:p text:style-name="P35"><text:span text:style-name="Заголовок_20_таблицы"><text:span text:style-name="T152">Породы</text:span></text:span></text:p>
            </table:table-cell>
          </table:table-row>
        </table:table-header-rows>
        <table:table-row>
          <table:table-cell table:style-name="Таблица3.A6" office:value-type="string">
            <text:p text:style-name="P35"><text:span text:style-name="Арабиййун"><text:span text:style-name="T152">فُع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2">فَعَلَ</text:span></text:span></text:p>
          </table:table-cell>
          <table:table-cell table:style-name="Таблица3.C6" office:value-type="string">
            <text:p text:style-name="P47">I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2">فُعّ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2">فَعَّلَ</text:span></text:span></text:p>
          </table:table-cell>
          <table:table-cell table:style-name="Таблица3.C6" office:value-type="string">
            <text:p text:style-name="P47">II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2">فُوع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2">فَاعَلَ</text:span></text:span></text:p>
          </table:table-cell>
          <table:table-cell table:style-name="Таблица3.C6" office:value-type="string">
            <text:p text:style-name="P47">III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2">أُفْع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2">أَفْعَلَ</text:span></text:span></text:p>
          </table:table-cell>
          <table:table-cell table:style-name="Таблица3.C6" office:value-type="string">
            <text:p text:style-name="P47">IV</text:p>
          </table:table-cell>
        </table:table-row>
        <table:table-row>
          <table:table-cell table:style-name="Таблица3.A6" office:value-type="string">
            <text:p text:style-name="P35"><text:span text:style-name="Арабиййун"><text:span text:style-name="T152">تُفُعِّلَ</text:span></text:span></text:p>
          </table:table-cell>
          <table:table-cell table:style-name="Таблица3.B6" office:value-type="string">
            <text:p text:style-name="P35"><text:span text:style-name="Арабиййун"><text:span text:style-name="T152">تَفَعَّلَ</text:span></text:span></text:p>
          </table:table-cell>
          <table:table-cell table:style-name="Таблица3.C6" office:value-type="string">
            <text:p text:style-name="P47">V</text:p>
          </table:table-cell>
        </table:table-row>
        <table:table-row>
          <table:table-cell table:style-name="Таблица3.A8" office:value-type="string">
            <text:p text:style-name="P35"><text:span text:style-name="Арабиййун"><text:span text:style-name="T152">تُفُوعِلَ</text:span></text:span></text:p>
          </table:table-cell>
          <table:table-cell table:style-name="Таблица3.B8" office:value-type="string">
            <text:p text:style-name="P35"><text:span text:style-name="Арабиййун"><text:span text:style-name="T152">تَفَاعَلَ</text:span></text:span></text:p>
          </table:table-cell>
          <table:table-cell table:style-name="Таблица3.C8" office:value-type="string">
            <text:p text:style-name="P47">VI</text:p>
          </table:table-cell>
        </table:table-row>
        <table:table-row>
          <table:table-cell table:style-name="Таблица3.A8" office:value-type="string">
            <text:p text:style-name="P38"><text:span text:style-name="Арабиййун"><text:span text:style-name="T175">أُنْفُعِلَ</text:span></text:span></text:p>
          </table:table-cell>
          <table:table-cell table:style-name="Таблица3.B8" office:value-type="string">
            <text:p text:style-name="P38"><text:span text:style-name="Арабиййун"><text:span text:style-name="T175">إِنْفَعَلَ</text:span></text:span></text:p>
          </table:table-cell>
          <table:table-cell table:style-name="Таблица3.C8" office:value-type="string">
            <text:p text:style-name="P48">VII</text:p>
          </table:table-cell>
        </table:table-row>
        <table:table-row>
          <table:table-cell table:style-name="Таблица3.A9" office:value-type="string">
            <text:p text:style-name="P35"><text:span text:style-name="Арабиййун"><text:span text:style-name="T152">أُفْتُعِلَ</text:span></text:span></text:p>
          </table:table-cell>
          <table:table-cell table:style-name="Таблица3.B9" office:value-type="string">
            <text:p text:style-name="P35"><text:span text:style-name="Арабиййун"><text:span text:style-name="T152">إِفْتَعَلَ</text:span></text:span></text:p>
          </table:table-cell>
          <table:table-cell table:style-name="Таблица3.C9" office:value-type="string">
            <text:p text:style-name="P47">VIII</text:p>
          </table:table-cell>
        </table:table-row>
        <table:table-row>
          <table:table-cell table:style-name="Таблица3.A10" office:value-type="string">
            <text:p text:style-name="P35"><text:span text:style-name="Арабиййун"><text:span text:style-name="T152">أُسْتُفْعِلَ</text:span></text:span></text:p>
          </table:table-cell>
          <table:table-cell table:style-name="Таблица3.B10" office:value-type="string">
            <text:p text:style-name="P35"><text:span text:style-name="Арабиййун"><text:span text:style-name="T152">إِسْتَفْعَلَ</text:span></text:span></text:p>
          </table:table-cell>
          <table:table-cell table:style-name="Таблица3.C10" office:value-type="string">
            <text:p text:style-name="P47">X</text:p>
          </table:table-cell>
        </table:table-row>
      </table:table>
      <text:h text:style-name="P102" text:outline-level="2">Настояще-будущего времени</text:h>
      <text:p text:style-name="P75"><text:span text:style-name="T149">Образуется от формы настояще-будущего времени действительного залога соответствующих пород</text:span><text:span text:style-name="T150"> </text:span><text:span text:style-name="T151">установкой</text:span><text:span text:style-name="T149"> </text:span><text:span text:style-name="T150">дамм</text:span><text:span text:style-name="T151">ы над</text:span><text:span text:style-name="T150"> </text:span><text:span text:style-name="T149">личн</text:span><text:span text:style-name="T151">ым</text:span><text:span text:style-name="T149"> преформатив</text:span><text:span text:style-name="T151">ом</text:span><text:span text:style-name="T149"> </text:span><text:span text:style-name="T150">и фатх</text:span><text:span text:style-name="T151">и над</text:span><text:span text:style-name="T149"> средней коренной</text:span><text:span text:style-name="T150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46"><text:span text:style-name="Заголовок_20_таблицы"><text:span text:style-name="T152">Страдательный залог</text:span></text:span></text:p>
            </table:table-cell>
            <table:table-cell table:style-name="Таблица4.B1" office:value-type="string">
              <text:p text:style-name="P42"><text:span text:style-name="Заголовок_20_таблицы"><text:span text:style-name="T152">Действительный залог</text:span></text:span></text:p>
            </table:table-cell>
            <table:table-cell table:style-name="Таблица4.C1" office:value-type="string">
              <text:p text:style-name="Table_20_Contents"><text:span text:style-name="Заголовок_20_таблицы"><text:span text:style-name="T152">Породы</text:span></text:span></text:p>
            </table:table-cell>
          </table:table-row>
        </table:table-header-rows>
        <table:table-row>
          <table:table-cell table:style-name="Таблица4.A9" office:value-type="string">
            <text:p text:style-name="P36"><text:span text:style-name="Арабиййун"><text:span text:style-name="T154">يُفْ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َفْعَ</text:span></text:span><text:span text:style-name="Арабиййун"><text:span text:style-name="T177">ُِ</text:span></text:span><text:span text:style-name="Арабиййун"><text:span text:style-name="T153">لُ</text:span></text:span></text:p>
          </table:table-cell>
          <table:table-cell table:style-name="Таблица4.C9" office:value-type="string">
            <text:p text:style-name="P47">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4">يُفَعّ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ُفَعِّلُ</text:span></text:span></text:p>
          </table:table-cell>
          <table:table-cell table:style-name="Таблица4.C9" office:value-type="string">
            <text:p text:style-name="P47">I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4">يُفَا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ُفَاعِلُ</text:span></text:span></text:p>
          </table:table-cell>
          <table:table-cell table:style-name="Таблица4.C9" office:value-type="string">
            <text:p text:style-name="P47">II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4">يُفْ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ُفْعِلُ</text:span></text:span></text:p>
          </table:table-cell>
          <table:table-cell table:style-name="Таблица4.C9" office:value-type="string">
            <text:p text:style-name="P47">IV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4">يُتَفَعّ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َتَفَعَّلُ</text:span></text:span></text:p>
          </table:table-cell>
          <table:table-cell table:style-name="Таблица4.C9" office:value-type="string">
            <text:p text:style-name="P47">V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4">يُتَفَا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َتَفَاعَلُ</text:span></text:span></text:p>
          </table:table-cell>
          <table:table-cell table:style-name="Таблица4.C9" office:value-type="string">
            <text:p text:style-name="P47">VI</text:p>
          </table:table-cell>
        </table:table-row>
        <table:table-row>
          <table:table-cell table:style-name="Таблица4.A9" office:value-type="string">
            <text:p text:style-name="P39"><text:span text:style-name="Арабиййун"><text:span text:style-name="T176">يُنْفَعَلُ</text:span></text:span></text:p>
          </table:table-cell>
          <table:table-cell table:style-name="Таблица4.B9" office:value-type="string">
            <text:p text:style-name="P39"><text:span text:style-name="Арабиййун"><text:span text:style-name="T176">يَنْفَعِلُ</text:span></text:span></text:p>
          </table:table-cell>
          <table:table-cell table:style-name="Таблица4.C9" office:value-type="string">
            <text:p text:style-name="P49">VII</text:p>
          </table:table-cell>
        </table:table-row>
        <table:table-row>
          <table:table-cell table:style-name="Таблица4.A9" office:value-type="string">
            <text:p text:style-name="P36"><text:span text:style-name="Арабиййун"><text:span text:style-name="T154">يُفْتَعَلُ</text:span></text:span></text:p>
          </table:table-cell>
          <table:table-cell table:style-name="Таблица4.B9" office:value-type="string">
            <text:p text:style-name="P37"><text:span text:style-name="Арабиййун"><text:span text:style-name="T153">يَفْتَعِلُ</text:span></text:span></text:p>
          </table:table-cell>
          <table:table-cell table:style-name="Таблица4.C9" office:value-type="string">
            <text:p text:style-name="P47">VIII</text:p>
          </table:table-cell>
        </table:table-row>
        <table:table-row>
          <table:table-cell table:style-name="Таблица4.A10" office:value-type="string">
            <text:p text:style-name="P36"><text:span text:style-name="Арабиййун"><text:span text:style-name="T154">يُسْتَفْعَلُ</text:span></text:span></text:p>
          </table:table-cell>
          <table:table-cell table:style-name="Таблица4.B10" office:value-type="string">
            <text:p text:style-name="P37"><text:span text:style-name="Арабиййун"><text:span text:style-name="T153">يَسْتَفْعِلُ</text:span></text:span></text:p>
          </table:table-cell>
          <table:table-cell table:style-name="Таблица4.C10" office:value-type="string">
            <text:p text:style-name="P47">X</text:p>
          </table:table-cell>
        </table:table-row>
      </table:table>
      <text:h text:style-name="P103" text:outline-level="2"><text:soft-page-break/>Оформление в предложении</text:h>
      <text:p text:style-name="P76"><text:span text:style-name="T155">Объект, который подвергается действию, оформляется как подлежащее, с которым и согласуется глагол, а субъект, производящий действие — как косвенное дополнение. Если субъект лицо, то используются обороты: </text:span><text:span text:style-name="Арабиййун"><text:span text:style-name="T155">مِنْ طَرَفِ؛ مِنْ قِبَلِ؛ مِنْ جَانِبِ</text:span></text:span><text:span text:style-name="T155"> (</text:span><text:span text:style-name="Акцент"><text:span text:style-name="T155">со стороны</text:span></text:span><text:span text:style-name="T155">), а если — предмет, то, чаще всего, предлог </text:span><text:span text:style-name="Арабиййун"><text:span text:style-name="T155">بِ</text:span></text:span><text:span text:style-name="T155">.</text:span></text:p>
      <text:h text:style-name="P108" text:outline-level="1">Числительные</text:h>
      <text:h text:style-name="P104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40"><text:span text:style-name="Заголовок_20_таблицы"/></text:p>
            </table:table-cell>
            <table:table-cell table:style-name="Таблица2.A1" office:value-type="string">
              <text:p text:style-name="P22"><text:span text:style-name="Заголовок_20_таблицы"/></text:p>
            </table:table-cell>
            <table:table-cell table:style-name="Таблица2.A1" office:value-type="string">
              <text:p text:style-name="P22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22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43">1</text:p>
          </table:table-cell>
          <table:table-cell table:style-name="Таблица2.B10" office:value-type="string">
            <text:p text:style-name="P22"><text:span text:style-name="Арабиййун"><text:span text:style-name="T17">١</text:span></text:span></text:p>
          </table:table-cell>
          <table:table-cell table:style-name="Таблица2.C10" office:value-type="string">
            <text:p text:style-name="P23"><text:span text:style-name="Арабиййун"><text:span text:style-name="T24">وَاحِدَةٌ</text:span></text:span></text:p>
            <text:p text:style-name="P23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23"><text:span text:style-name="Арабиййун"><text:span text:style-name="T24">وَاحِدٌ</text:span></text:span></text:p>
            <text:p text:style-name="P23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43">2</text:p>
          </table:table-cell>
          <table:table-cell table:style-name="Таблица2.B10" office:value-type="string">
            <text:p text:style-name="P27"><text:span text:style-name="Арабиййун"><text:span text:style-name="T17">٢</text:span></text:span></text:p>
          </table:table-cell>
          <table:table-cell table:style-name="Таблица2.C10" office:value-type="string">
            <text:p text:style-name="P24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24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43">3</text:p>
          </table:table-cell>
          <table:table-cell table:style-name="Таблица2.B10" office:value-type="string">
            <text:p text:style-name="P27"><text:span text:style-name="Арабиййун"><text:span text:style-name="T17">٣</text:span></text:span></text:p>
          </table:table-cell>
          <table:table-cell table:style-name="Таблица2.C10" office:value-type="string">
            <text:p text:style-name="P25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43">4</text:p>
          </table:table-cell>
          <table:table-cell table:style-name="Таблица2.B10" office:value-type="string">
            <text:p text:style-name="P27"><text:span text:style-name="Арабиййун"><text:span text:style-name="T17">٤</text:span></text:span></text:p>
          </table:table-cell>
          <table:table-cell table:style-name="Таблица2.C10" office:value-type="string">
            <text:p text:style-name="P25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43">5</text:p>
          </table:table-cell>
          <table:table-cell table:style-name="Таблица2.B10" office:value-type="string">
            <text:p text:style-name="P27"><text:span text:style-name="Арабиййун"><text:span text:style-name="T17">٥</text:span></text:span></text:p>
          </table:table-cell>
          <table:table-cell table:style-name="Таблица2.C10" office:value-type="string">
            <text:p text:style-name="P25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43">6</text:p>
          </table:table-cell>
          <table:table-cell table:style-name="Таблица2.B10" office:value-type="string">
            <text:p text:style-name="P27"><text:span text:style-name="Арабиййун"><text:span text:style-name="T17">٦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43">7</text:p>
          </table:table-cell>
          <table:table-cell table:style-name="Таблица2.B10" office:value-type="string">
            <text:p text:style-name="P27"><text:span text:style-name="Арабиййун"><text:span text:style-name="T17">٧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43">8</text:p>
          </table:table-cell>
          <table:table-cell table:style-name="Таблица2.B10" office:value-type="string">
            <text:p text:style-name="P27"><text:span text:style-name="Арабиййун"><text:span text:style-name="T17">٨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43">9</text:p>
          </table:table-cell>
          <table:table-cell table:style-name="Таблица2.B10" office:value-type="string">
            <text:p text:style-name="P27"><text:span text:style-name="Арабиййун"><text:span text:style-name="T17">٩</text:span></text:span></text:p>
          </table:table-cell>
          <table:table-cell table:style-name="Таблица2.C10" office:value-type="string">
            <text:p text:style-name="P26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26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43">10</text:p>
          </table:table-cell>
          <table:table-cell table:style-name="Таблица2.B11" office:value-type="string">
            <text:p text:style-name="P27"><text:span text:style-name="Арабиййун"><text:span text:style-name="T17">١٠</text:span></text:span></text:p>
          </table:table-cell>
          <table:table-cell table:style-name="Таблица2.C11" office:value-type="string">
            <text:p text:style-name="P26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26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45">11</text:p>
          </table:table-cell>
          <table:table-cell table:style-name="Таблица2.B14" office:value-type="string">
            <text:p text:style-name="P32"><text:span text:style-name="Арабиййун"><text:span text:style-name="T17">١١</text:span></text:span></text:p>
          </table:table-cell>
          <table:table-cell table:style-name="Таблица2.C14" office:value-type="string">
            <text:p text:style-name="P34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4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45">12</text:p>
          </table:table-cell>
          <table:table-cell table:style-name="Таблица2.B14" office:value-type="string">
            <text:p text:style-name="P32"><text:span text:style-name="Арабиййун"><text:span text:style-name="T17">١٢</text:span></text:span></text:p>
          </table:table-cell>
          <table:table-cell table:style-name="Таблица2.C14" office:value-type="string">
            <text:p text:style-name="P34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4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45">13</text:p>
          </table:table-cell>
          <table:table-cell table:style-name="Таблица2.B14" office:value-type="string">
            <text:p text:style-name="P32"><text:span text:style-name="Арабиййун"><text:span text:style-name="T17">١٣</text:span></text:span></text:p>
          </table:table-cell>
          <table:table-cell table:style-name="Таблица2.C14" office:value-type="string">
            <text:p text:style-name="P33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45">14</text:p>
          </table:table-cell>
          <table:table-cell table:style-name="Таблица2.B15" office:value-type="string">
            <text:p text:style-name="P32"><text:span text:style-name="Арабиййун"><text:span text:style-name="T17">١٤</text:span></text:span></text:p>
          </table:table-cell>
          <table:table-cell table:style-name="Таблица2.C15" office:value-type="string">
            <text:p text:style-name="P33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33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5">15</text:p>
          </table:table-cell>
          <table:table-cell table:style-name="Таблица2.B18" office:value-type="string">
            <text:p text:style-name="P32"><text:span text:style-name="Арабиййун"><text:span text:style-name="T17">١٥</text:span></text:span></text:p>
          </table:table-cell>
          <table:table-cell table:style-name="Таблица2.C18" office:value-type="string">
            <text:p text:style-name="P33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3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5">16</text:p>
          </table:table-cell>
          <table:table-cell table:style-name="Таблица2.B18" office:value-type="string">
            <text:p text:style-name="P32"><text:span text:style-name="Арабиййун"><text:span text:style-name="T17">١٦</text:span></text:span></text:p>
          </table:table-cell>
          <table:table-cell table:style-name="Таблица2.C18" office:value-type="string">
            <text:p text:style-name="P33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3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ext:soft-page-break/>
        <table:table-row>
          <table:table-cell table:style-name="Таблица2.A18" office:value-type="string">
            <text:p text:style-name="P45">17</text:p>
          </table:table-cell>
          <table:table-cell table:style-name="Таблица2.B18" office:value-type="string">
            <text:p text:style-name="P32"><text:span text:style-name="Арабиййун"><text:span text:style-name="T17">١٧</text:span></text:span></text:p>
          </table:table-cell>
          <table:table-cell table:style-name="Таблица2.C18" office:value-type="string">
            <text:p text:style-name="P33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3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45">18</text:p>
          </table:table-cell>
          <table:table-cell table:style-name="Таблица2.B19" office:value-type="string">
            <text:p text:style-name="P32"><text:span text:style-name="Арабиййун"><text:span text:style-name="T17">١٨</text:span></text:span></text:p>
          </table:table-cell>
          <table:table-cell table:style-name="Таблица2.C19" office:value-type="string">
            <text:p text:style-name="P33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33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45">19</text:p>
          </table:table-cell>
          <table:table-cell table:style-name="Таблица2.B20" office:value-type="string">
            <text:p text:style-name="P32"><text:span text:style-name="Арабиййун"><text:span text:style-name="T17">١٩</text:span></text:span></text:p>
          </table:table-cell>
          <table:table-cell table:style-name="Таблица2.C20" office:value-type="string">
            <text:p text:style-name="P33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33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</text:span><text:span text:style-name="T31">для ж. р. </text:span><text:span text:style-name="Арабиййун"><text:span text:style-name="T24">إِحْدَى</text:span></text:span><text:span text:style-name="T31">.</text:span></text:p>
      <text:p text:style-name="P10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11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pan text:style-name="T52">падеже единственного числа неопределенного состояния.</text:span></text:p>
      <text:p text:style-name="P13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2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4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5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105" text:outline-level="2"><text:soft-page-break/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1"><text:span text:style-name="Заголовок_20_таблицы"/></text:p>
            </table:table-cell>
            <table:table-cell table:style-name="Таблица1.A1" office:value-type="string">
              <text:p text:style-name="P28"><text:span text:style-name="Заголовок_20_таблицы"/></text:p>
            </table:table-cell>
            <table:table-cell table:style-name="Таблица1.A1" office:value-type="string">
              <text:p text:style-name="P28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8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44">1</text:p>
          </table:table-cell>
          <table:table-cell table:style-name="Таблица1.B10" office:value-type="string">
            <text:p text:style-name="P28"><text:span text:style-name="Арабиййун"><text:span text:style-name="T17">١</text:span></text:span></text:p>
          </table:table-cell>
          <table:table-cell table:style-name="Таблица1.C10" office:value-type="string">
            <text:p text:style-name="P28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8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44">2</text:p>
          </table:table-cell>
          <table:table-cell table:style-name="Таблица1.B10" office:value-type="string">
            <text:p text:style-name="P28"><text:span text:style-name="Арабиййун"><text:span text:style-name="T17">٢</text:span></text:span></text:p>
          </table:table-cell>
          <table:table-cell table:style-name="Таблица1.C10" office:value-type="string">
            <text:p text:style-name="P28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44">3</text:p>
          </table:table-cell>
          <table:table-cell table:style-name="Таблица1.B10" office:value-type="string">
            <text:p text:style-name="P28"><text:span text:style-name="Арабиййун"><text:span text:style-name="T17">٣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44">4</text:p>
          </table:table-cell>
          <table:table-cell table:style-name="Таблица1.B10" office:value-type="string">
            <text:p text:style-name="P28"><text:span text:style-name="Арабиййун"><text:span text:style-name="T17">٤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44">5</text:p>
          </table:table-cell>
          <table:table-cell table:style-name="Таблица1.B10" office:value-type="string">
            <text:p text:style-name="P28"><text:span text:style-name="Арабиййун"><text:span text:style-name="T17">٥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44">6</text:p>
          </table:table-cell>
          <table:table-cell table:style-name="Таблица1.B10" office:value-type="string">
            <text:p text:style-name="P28"><text:span text:style-name="Арабиййун"><text:span text:style-name="T17">٦</text:span></text:span></text:p>
          </table:table-cell>
          <table:table-cell table:style-name="Таблица1.C10" office:value-type="string">
            <text:p text:style-name="P29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44">7</text:p>
          </table:table-cell>
          <table:table-cell table:style-name="Таблица1.B10" office:value-type="string">
            <text:p text:style-name="P28"><text:span text:style-name="Арабиййун"><text:span text:style-name="T17">٧</text:span></text:span></text:p>
          </table:table-cell>
          <table:table-cell table:style-name="Таблица1.C10" office:value-type="string">
            <text:p text:style-name="P30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30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44">8</text:p>
          </table:table-cell>
          <table:table-cell table:style-name="Таблица1.B10" office:value-type="string">
            <text:p text:style-name="P28"><text:span text:style-name="Арабиййун"><text:span text:style-name="T17">٨</text:span></text:span></text:p>
          </table:table-cell>
          <table:table-cell table:style-name="Таблица1.C10" office:value-type="string">
            <text:p text:style-name="P30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30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44">9</text:p>
          </table:table-cell>
          <table:table-cell table:style-name="Таблица1.B10" office:value-type="string">
            <text:p text:style-name="P28"><text:span text:style-name="Арабиййун"><text:span text:style-name="T17">٩</text:span></text:span></text:p>
          </table:table-cell>
          <table:table-cell table:style-name="Таблица1.C10" office:value-type="string">
            <text:p text:style-name="P31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31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44">10</text:p>
          </table:table-cell>
          <table:table-cell table:style-name="Таблица1.B11" office:value-type="string">
            <text:p text:style-name="P28"><text:span text:style-name="Арабиййун"><text:span text:style-name="T17">١٠</text:span></text:span></text:p>
          </table:table-cell>
          <table:table-cell table:style-name="Таблица1.C11" office:value-type="string">
            <text:p text:style-name="P31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31"><text:span text:style-name="Арабиййун"><text:span text:style-name="T36">عَاشِرٌ</text:span></text:span></text:p>
          </table:table-cell>
        </table:table-row>
      </table:table>
      <text:p text:style-name="Standard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Standard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Прочее</text:h>
      <text:p text:style-name="P85"><text:span text:style-name="Пункт"><text:span text:style-name="T97">Союз</text:span></text:span><text:span text:style-name="T110"> </text:span><text:span text:style-name="Арабиййун"><text:span text:style-name="T111">أَمَّا … ف</text:span></text:span><text:span text:style-name="Арабиййун"><text:span text:style-name="T112">َ </text:span></text:span><text:span text:style-name="Арабиййун"><text:span text:style-name="T169">… ـ</text:span></text:span><text:span text:style-name="T113"> означает </text:span><text:span text:style-name="Акцент"><text:span text:style-name="T113">что касается..., то...</text:span></text:span><text:span text:style-name="T113">. Как правило, подлежащее, следующее за </text:span><text:span text:style-name="Арабиййун"><text:span text:style-name="T113">أَمَّا</text:span></text:span><text:span text:style-name="T113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3">فَ</text:span></text:span><text:span text:style-name="T113"> слитно. При этом </text:span><text:span text:style-name="T170">этот </text:span><text:span text:style-name="T113">союз не влечет за собой изменений падежных флексий.</text:span></text:p>
      <text:p text:style-name="P7"><text:span text:style-name="Пункт">Союз</text:span> <text:span text:style-name="Арабиййун">وَ لَوْ لَا … لَـ</text:span> означает <text:span text:style-name="Акцент">если бы не …, то …</text:span>.</text:p>
      <text:p text:style-name="P7"><text:span text:style-name="Пункт"><text:span text:style-name="T161">Союз</text:span></text:span><text:span text:style-name="T161"> </text:span><text:span text:style-name="Арабиййун"><text:span text:style-name="T161">لَا … <text:s text:c="2"/>فَحَسْبُ بَلْ … ـ</text:span></text:span><text:span text:style-name="T161"> означает </text:span><text:span text:style-name="Акцент"><text:span text:style-name="T161">не только …, но и …</text:span></text:span><text:span text:style-name="T161">.</text:span></text:p>
      <text:p text:style-name="P7"><text:span text:style-name="Пункт"><text:span text:style-name="T170">Союзы</text:span></text:span><text:span text:style-name="T170"> </text:span><text:span text:style-name="Арабиййун"><text:span text:style-name="T170">إِمَّا … <text:s/>أَوْ (أَمْ) … ؛ إِمَّا … <text:s/>إِمَّا … ـ</text:span></text:span><text:span text:style-name="T170"> <text:s/>означают </text:span><text:span text:style-name="Акцент"><text:span text:style-name="T170">либо …, либо …; или …, или …</text:span></text:span><text:span text:style-name="T170">.</text:span></text:p>
      <text:p text:style-name="P20"><text:span text:style-name="Пункт"><text:span text:style-name="T98">Если</text:span></text:span><text:span text:style-name="T113"> предлог </text:span><text:span text:style-name="Арабиййун"><text:span text:style-name="T113">لِ</text:span></text:span><text:span text:style-name="T113"> присоединяе</text:span><text:span text:style-name="T112">т</text:span><text:span text:style-name="T113">ся к определенному артиклю, то </text:span><text:span text:style-name="Арабиййун"><text:span text:style-name="T114">أَ</text:span></text:span><text:span text:style-name="T113"> опускается — </text:span><text:span text:style-name="Арабиййун"><text:span text:style-name="T113">للْمعلم</text:span></text:span><text:span text:style-name="T113">. Если в </text:span><text:soft-page-break/><text:span text:style-name="T113">слове с определенным артиклем первой коренной является </text:span><text:span text:style-name="Арабиййун"><text:span text:style-name="T113">ل</text:span></text:span><text:span text:style-name="T113">, то опускается весь артикль — </text:span><text:span text:style-name="Арабиййун"><text:span text:style-name="T113">للّغة</text:span></text:span><text:span text:style-name="T113">. </text:span></text:p>
      <text:p text:style-name="P20"><text:span text:style-name="Пункт"><text:span text:style-name="T98">Указательное</text:span></text:span><text:span text:style-name="T113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20"><text:span text:style-name="Пункт"><text:span text:style-name="T98">Оборот</text:span></text:span><text:span text:style-name="T113"> </text:span><text:span text:style-name="Арабиййун"><text:span text:style-name="T113">عِيَارَةٌ عَنْ</text:span></text:span><text:span text:style-name="T113"> означает </text:span><text:span text:style-name="Акцент"><text:span text:style-name="T113">представляет собой</text:span></text:span><text:span text:style-name="T113">. </text:span></text:p>
      <text:p text:style-name="P20"><text:span text:style-name="Пункт"><text:span text:style-name="T92">Глагол</text:span></text:span><text:span text:style-name="T115"> </text:span><text:span text:style-name="Арабиййун"><text:span text:style-name="T115">كَانَ</text:span></text:span><text:span text:style-name="T115">, помимо полнозначного глагола (</text:span><text:span text:style-name="Акцент"><text:span text:style-name="T115">быть</text:span></text:span><text:span text:style-name="T115">, </text:span><text:span text:style-name="Акцент"><text:span text:style-name="T115">находиться</text:span></text:span><text:span text:style-name="T115">), также выполняет функцию глагола-связки прошедшего времени (</text:span><text:span text:style-name="Акцент"><text:span text:style-name="T115">быть</text:span></text:span><text:span text:style-name="T115">, </text:span><text:span text:style-name="Акцент"><text:span text:style-name="T115">являться</text:span></text:span><text:span text:style-name="T115">). Употребляясь в качестве глагола-связки прошедшего времени в именном предложении, глагол </text:span><text:span text:style-name="Арабиййун"><text:span text:style-name="T115">كَانَ</text:span></text:span><text:span text:style-name="T115"> требует постановки именной части составного сказуемого в винительном падеже неопределенного состояния.</text:span></text:p>
      <text:p text:style-name="P20"><text:span text:style-name="Пункт"><text:span text:style-name="T91">Глагол</text:span></text:span><text:span text:style-name="T109"> </text:span><text:span text:style-name="Арабиййун"><text:span text:style-name="T91">لَيْسَ</text:span></text:span><text:span text:style-name="T91"> (</text:span><text:span text:style-name="Акцент"><text:span text:style-name="T91">не быть</text:span></text:span><text:span text:style-name="T91">) является как бы отрицательным вариантом </text:span><text:span text:style-name="Арабиййун"><text:span text:style-name="T92">كَانَ</text:span></text:span><text:span text:style-name="T92"> </text:span><text:span text:style-name="T93">(</text:span><text:span text:style-name="Акцент"><text:span text:style-name="T93">быть</text:span></text:span><text:span text:style-name="T93">, </text:span><text:span text:style-name="Акцент"><text:span text:style-name="T93">иметься</text:span></text:span><text:span text:style-name="T93">, </text:span><text:span text:style-name="Акцент"><text:span text:style-name="T93">являться</text:span></text:span><text:span text:style-name="T93">)</text:span><text:span text:style-name="T91">. </text:span><text:span text:style-name="T93">Особенность: спрягается только в прошедшем времени, при этом имеет значение настоящего времени. </text:span><text:span text:style-name="T94">Может выступать как самостоятельный глагол </text:span><text:span text:style-name="Акцент"><text:span text:style-name="T94">не быть</text:span></text:span><text:span text:style-name="T94">, </text:span><text:span text:style-name="Акцент"><text:span text:style-name="T94">не иметься</text:span></text:span><text:span text:style-name="T94">, </text:span><text:span text:style-name="Акцент"><text:span text:style-name="T94">не иметь места</text:span></text:span><text:span text:style-name="T94">, так и как глагола-связка </text:span><text:span text:style-name="Акцент"><text:span text:style-name="T94">не быть</text:span></text:span><text:span text:style-name="T94">, </text:span><text:span text:style-name="Акцент"><text:span text:style-name="T94">не являться</text:span></text:span><text:span text:style-name="T94">. Будучи употребленным в функции глагола-связки, именная часть составного сказуемого ставится </text:span><text:span text:style-name="T95">в неопределенном состоянии</text:span><text:span text:style-name="T94"> либо в винительном падеже без предлога, либо в родительном падеже с предлогом </text:span><text:span text:style-name="Арабиййун"><text:span text:style-name="T94">بِ</text:span></text:span><text:span text:style-name="T94">.</text:span></text:p>
      <text:p text:style-name="P20"><text:span text:style-name="Пункт"><text:span text:style-name="T99">Приложени</text:span></text:span><text:span text:style-name="Пункт"><text:span text:style-name="T100">е</text:span></text:span><text:span text:style-name="T114"> (т. е. определение, выраженн</text:span><text:span text:style-name="T119">ое</text:span><text:span text:style-name="T114"> существительным и согласованным с поясняемым </text:span><text:span text:style-name="T114">словом в состоянии, роде, числе и падеже) — определени</text:span><text:span text:style-name="T116">е</text:span><text:span text:style-name="T114">, </text:span><text:span text:style-name="T117">обозначающ</text:span><text:span text:style-name="T116">е</text:span><text:span text:style-name="T117">е звание, профессию, род занятий, титул, прозвище и т. п. </text:span><text:span text:style-name="T118">Приложение обычно стоит перед поясняемым словом.</text:span></text:p>
      <text:p text:style-name="P16"><text:span text:style-name="Пункт"><text:span text:style-name="T96">В арабском</text:span></text:span><text:span text:style-name="T96"> нет специального глагола </text:span><text:span text:style-name="Акцент"><text:span text:style-name="T96">иметь</text:span></text:span><text:span text:style-name="T96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6">لِ</text:span></text:span><text:span text:style-name="Арабиййун"><text:span text:style-name="T106">، </text:span></text:span><text:span text:style-name="Арабиййун"><text:span text:style-name="T96">عِنْدَ</text:span></text:span><text:span text:style-name="Арабиййун"><text:span text:style-name="T106">،</text:span></text:span><text:span text:style-name="T96"> </text:span><text:span text:style-name="Арабиййун"><text:span text:style-name="T96">مَعَ</text:span></text:span><text:span text:style-name="T96">: при этом, как правило, </text:span><text:span text:style-name="Арабиййун"><text:span text:style-name="T96">لِ</text:span></text:span><text:span text:style-name="T96"> выражает принадлежность, </text:span><text:span text:style-name="Арабиййун"><text:span text:style-name="T96">عِنْدَ</text:span></text:span><text:span text:style-name="T96"> — наличие вообще, </text:span><text:span text:style-name="Арабиййун"><text:span text:style-name="T96">مَعَ</text:span></text:span><text:span text:style-name="T96"> — наличие в данное время.</text:span></text:p>
      <text:p text:style-name="P17"><text:span text:style-name="Пункт"><text:span text:style-name="T101">Существительное</text:span></text:span><text:span text:style-name="T101"> </text:span><text:span text:style-name="Арабиййун"><text:span text:style-name="T101">غَيْرٌ</text:span></text:span><text:span text:style-name="T101"> (</text:span><text:span text:style-name="Акцент"><text:span text:style-name="T101">нечто иное</text:span></text:span><text:span text:style-name="T101">, </text:span><text:span text:style-name="Акцент"><text:span text:style-name="T101">другое</text:span></text:span><text:span text:style-name="T101">) </text:span><text:span text:style-name="T102">в</text:span><text:span text:style-name="T101"> сочетании с последующим прилагательным в родительном падеже сообщает прилагательному отрицательное значение, </text:span><text:span text:style-name="T102">при чем согласование в роде, числе и состоянии происходит только в прилагательном. Слово </text:span><text:span text:style-name="Арабиййун"><text:span text:style-name="T101">غَيْرٌ</text:span></text:span><text:span text:style-name="T102"> согласуется с определяемым в падеже. </text:span><text:span text:style-name="T103">Употребляясь со слитным местоимением это слово выступает в значении </text:span><text:span text:style-name="Акцент"><text:span text:style-name="T103">другой</text:span></text:span><text:span text:style-name="T103">, </text:span><text:span text:style-name="Акцент"><text:span text:style-name="T103">иной</text:span></text:span><text:span text:style-name="T103">.</text:span></text:p>
      <text:p text:style-name="P18"><text:span text:style-name="Пункт"><text:span text:style-name="T104">Глагольная</text:span></text:span><text:span text:style-name="T104"> частица </text:span><text:span text:style-name="Арабиййун"><text:span text:style-name="T104">قَدْ</text:span></text:span><text:span text:style-name="T104"> или </text:span><text:span text:style-name="Арабиййун"><text:span text:style-name="T104">لَقَدْ</text:span></text:span><text:span text:style-name="T104">, будучи употребленной перед формой прошедшего времени, выполняет подтвердительную функцию в значении </text:span><text:span text:style-name="Акцент"><text:span text:style-name="T104">уже</text:span></text:span><text:span text:style-name="T104"> для выражения законченности, завершенности. </text:span><text:span text:style-name="T105">А </text:span><text:span text:style-name="T104">частица </text:span><text:span text:style-name="Арабиййун"><text:span text:style-name="T104">قَدْ</text:span></text:span><text:span text:style-name="T104">, будучи употребленной </text:span><text:span text:style-name="T105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05">иногда</text:span></text:span><text:span text:style-name="T105">, </text:span><text:span text:style-name="Акцент"><text:span text:style-name="T105">немного</text:span></text:span><text:span text:style-name="T105">, </text:span><text:span text:style-name="Акцент"><text:span text:style-name="T105">возможно</text:span></text:span><text:span text:style-name="T105"> и т. д.</text:span></text:p>
      <text:p text:style-name="P19"><text:span text:style-name="Пункт"><text:span text:style-name="T107">Имя единичности</text:span></text:span><text:span text:style-name="T107"> (</text:span><text:span text:style-name="Акцент"><text:span text:style-name="T107">коровы </text:span></text:span><text:span text:style-name="T107">—</text:span><text:span text:style-name="Акцент"><text:span text:style-name="T107"> корова</text:span></text:span><text:span text:style-name="T107">) образуется от имен собирательных прибавлением окончания </text:span><text:span text:style-name="Арабиййун"><text:span text:style-name="T107">ـَةٌ</text:span></text:span><text:span text:style-name="T107">.</text:span></text:p>
      <text:p text:style-name="P19"><text:span text:style-name="Пункт"><text:span text:style-name="T107">Имя однократности</text:span></text:span><text:span text:style-name="T107"> (</text:span><text:span text:style-name="Акцент"><text:span text:style-name="T107">биение</text:span></text:span><text:span text:style-name="T107"> — </text:span><text:span text:style-name="Акцент"><text:span text:style-name="T107">удар</text:span></text:span><text:span text:style-name="T107">) образуется прибавлением </text:span><text:span text:style-name="Арабиййун"><text:span text:style-name="T107">ـَةٌ</text:span></text:span><text:span text:style-name="T107"> к масдару.</text:span></text:p>
      <text:p text:style-name="P19"><text:span text:style-name="Пункт"><text:span text:style-name="T107">Абсолютный масдар</text:span></text:span><text:span text:style-name="T107"> (</text:span><text:span text:style-name="Акцент"><text:span text:style-name="T107">говорить говором, читать чтением</text:span></text:span><text:span text:style-name="T107">) образуется от того же глагола и часто стоит в винительном падеже неопределенного состояния. </text:span><text:span text:style-name="T108">Обычно ставится в конце </text:span><text:soft-page-break/><text:span text:style-name="T108">предложения.</text:span></text:p>
      <text:p text:style-name="P8"><text:span text:style-name="Пункт"><text:span text:style-name="T162">Неопределенность</text:span></text:span><text:span text:style-name="T162"> выражается с помощью: </text:span><text:span text:style-name="Арабиййун"><text:span text:style-name="T162">مَا</text:span></text:span><text:span text:style-name="T162"> в значении </text:span><text:span text:style-name="Акцент"><text:span text:style-name="T162">какой-нибудь, какой-либо, любой</text:span></text:span><text:span text:style-name="T162">, которое ставится после существительного, при этом танвин имеет тенденцию ассимилироваться с </text:span><text:span text:style-name="Акцент"><text:span text:style-name="T165">мим</text:span></text:span><text:span text:style-name="T162">; </text:span><text:span text:style-name="Арабиййун"><text:span text:style-name="T163">أَيٌّ</text:span></text:span><text:span text:style-name="T163"> (м. р.), </text:span><text:span text:style-name="Арабиййун"><text:span text:style-name="T163">أَيَّةٌ</text:span></text:span><text:span text:style-name="T163"> (ж. р.) в значении </text:span><text:span text:style-name="Акцент"><text:span text:style-name="T163">какой-нибудь, какой-либо, любой</text:span></text:span><text:span text:style-name="T163">, которое ставится перед поясняемым словом, стоящим в неопределенном состоянии, и обычно согласуется с ним в роде, и образует с ним несогласованное определение; </text:span><text:span text:style-name="Арабиййун"><text:span text:style-name="T164">شَىْءٌ</text:span></text:span><text:span text:style-name="T164"> и </text:span><text:span text:style-name="Арабиййун"><text:span text:style-name="T164">أَحَدٌ</text:span></text:span><text:span text:style-name="T164"> в значении </text:span><text:span text:style-name="Акцент"><text:span text:style-name="T164">нечто</text:span></text:span><text:span text:style-name="T164"> и </text:span><text:span text:style-name="Акцент"><text:span text:style-name="T164">некто</text:span></text:span><text:span text:style-name="T164">, соответственно; </text:span><text:span text:style-name="Арабиййун"><text:span text:style-name="T166">بَعْضٌ</text:span></text:span><text:span text:style-name="T166"> </text:span><text:span text:style-name="Акцент"><text:span text:style-name="T166">кто-нибудь из, один из, некоторые из</text:span></text:span><text:span text:style-name="T166"> (предпочтительно для лиц) и </text:span><text:span text:style-name="Арабиййун"><text:span text:style-name="T166">عِدَّةٌ</text:span></text:span><text:span text:style-name="T166"> </text:span><text:span text:style-name="Акцент"><text:span text:style-name="T166">некоторое число, несколько</text:span></text:span><text:span text:style-name="T166"> (в основном для предметов), </text:span><text:span text:style-name="T167">которые ставятся перед именем во множественном числе, определенного и неопределенного состояний, соот</text:span><text:span text:style-name="T168">ветственно.</text:span></text:p>
      <text:p text:style-name="P9"><text:span text:style-name="Пункт"><text:span text:style-name="T173">Частица</text:span></text:span><text:span text:style-name="T173"> </text:span><text:span text:style-name="Арабиййун"><text:span text:style-name="T173">كَلَّا</text:span></text:span><text:span text:style-name="T173"> (</text:span><text:span text:style-name="Акцент"><text:span text:style-name="T173">нет, совсем нет</text:span></text:span><text:span text:style-name="T173">) служит для выражения абсолютного отрицания. Употребляется тогда, когда опровергается вопрос, предполагавший положительный ответ.</text:span></text:p>
      <text:p text:style-name="P9"><text:span text:style-name="Пункт"><text:span text:style-name="T173">Частица</text:span></text:span><text:span text:style-name="T173"> </text:span><text:span text:style-name="Арабиййун"><text:span text:style-name="T173">إِيَّا</text:span></text:span><text:span text:style-name="T173"> служит для выделения второго слитного местоимения при вдвойне переходном глаголе, а также для изолированного от глагола оформления слитного местоимения, выступающего в функции личного местоимения в именительном падеже.</text:span></text:p>
      <text:p text:style-name="P6"/>
      <text:p text:style-name="P6"/>
      <text:p text:style-name="P5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4T12:11:30</dc:date>
    <dc:creator>Yerzhan Tulepov</dc:creator>
    <meta:editing-duration>P1DT6M14S</meta:editing-duration>
    <meta:editing-cycles>212</meta:editing-cycles>
    <meta:generator>LibreOffice/3.6$Linux_X86_64 LibreOffice_project/360m1$Build-2</meta:generator>
    <meta:document-statistic meta:table-count="4" meta:image-count="0" meta:object-count="0" meta:page-count="11" meta:paragraph-count="301" meta:word-count="2457" meta:character-count="16729" meta:non-whitespace-character-count="14565"/>
  </office:meta>
</office:document-meta>
</file>